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302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1.44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15" style:family="table-cell" style:parent-style-name="Default" style:data-style-name="N2">
      <style:table-cell-properties fo:border="0.74pt solid #000000"/>
    </style:style>
    <style:style style:name="ce1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ull-execution-time-including-emulator-schem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Default"/>
        <table:table-column table:style-name="co3" table:default-cell-style-name="Default"/>
        <table:table-column table:style-name="co7" table:default-cell-style-name="ce18"/>
        <table:table-column table:style-name="co8" table:default-cell-style-name="ce18"/>
        <table:table-row table:style-name="ro1">
          <table:table-cell table:style-name="ce13" office:value-type="string" calcext:value-type="string">
            <text:p>MUT</text:p>
          </table:table-cell>
          <table:table-cell table:style-name="ce13" office:value-type="string" calcext:value-type="string">
            <text:p>SRUN</text:p>
          </table:table-cell>
          <table:table-cell table:style-name="ce13" office:value-type="string" calcext:value-type="string">
            <text:p>SCT</text:p>
          </table:table-cell>
          <table:table-cell table:style-name="ce15" office:value-type="string" calcext:value-type="string">
            <text:p>SAVGTCT</text:p>
          </table:table-cell>
          <table:table-cell table:style-name="ce15" office:value-type="string" calcext:value-type="string">
            <text:p>SCTCT</text:p>
          </table:table-cell>
          <table:table-cell table:style-name="ce13" office:value-type="string" calcext:value-type="string">
            <text:p>TRUN</text:p>
          </table:table-cell>
          <table:table-cell table:style-name="ce13" office:value-type="string" calcext:value-type="string">
            <text:p>TCT</text:p>
          </table:table-cell>
          <table:table-cell table:style-name="ce15" office:value-type="string" calcext:value-type="string">
            <text:p>TAVGTCT</text:p>
          </table:table-cell>
          <table:table-cell table:style-name="ce15" office:value-type="string" calcext:value-type="string">
            <text:p>TCTCT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74" calcext:value-type="float">
            <text:p>274</text:p>
          </table:table-cell>
          <table:table-cell table:number-columns-repeated="2" table:style-name="ce15" office:value-type="float" office:value="2.76767676767677" calcext:value-type="float">
            <text:p>2,77</text:p>
          </table:table-cell>
          <table:table-cell table:number-columns-repeated="2" table:style-name="ce13" office:value-type="float" office:value="261" calcext:value-type="float">
            <text:p>261</text:p>
          </table:table-cell>
          <table:table-cell table:number-columns-repeated="2" table:style-name="ce15" office:value-type="float" office:value="2.63636363636364" calcext:value-type="float">
            <text:p>2,64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520" calcext:value-type="float">
            <text:p>520</text:p>
          </table:table-cell>
          <table:table-cell table:style-name="ce15" office:value-type="float" office:value="2.48484848484848" calcext:value-type="float">
            <text:p>2,48</text:p>
          </table:table-cell>
          <table:table-cell table:style-name="ce15" office:value-type="float" office:value="5.25252525252525" calcext:value-type="float">
            <text:p>5,25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519" calcext:value-type="float">
            <text:p>519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5.24242424242424" calcext:value-type="float">
            <text:p>5,24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762" calcext:value-type="float">
            <text:p>762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7.6969696969697" calcext:value-type="float">
            <text:p>7,70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773" calcext:value-type="float">
            <text:p>773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7.80808080808081" calcext:value-type="float">
            <text:p>7,81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1007" calcext:value-type="float">
            <text:p>1007</text:p>
          </table:table-cell>
          <table:table-cell table:style-name="ce15" office:value-type="float" office:value="2.47474747474747" calcext:value-type="float">
            <text:p>2,47</text:p>
          </table:table-cell>
          <table:table-cell table:style-name="ce15" office:value-type="float" office:value="10.1717171717172" calcext:value-type="float">
            <text:p>10,17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029" calcext:value-type="float">
            <text:p>1029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10.3939393939394" calcext:value-type="float">
            <text:p>10,39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1250" calcext:value-type="float">
            <text:p>1250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12.6262626262626" calcext:value-type="float">
            <text:p>12,63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1281" calcext:value-type="float">
            <text:p>1281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12.9393939393939" calcext:value-type="float">
            <text:p>12,94</text:p>
          </table:table-cell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1487" calcext:value-type="float">
            <text:p>1487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15.020202020202" calcext:value-type="float">
            <text:p>15,02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1529" calcext:value-type="float">
            <text:p>1529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15.4444444444444" calcext:value-type="float">
            <text:p>15,44</text:p>
          </table:table-cell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1728" calcext:value-type="float">
            <text:p>1728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17.4545454545455" calcext:value-type="float">
            <text:p>17,45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1784" calcext:value-type="float">
            <text:p>1784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18.020202020202" calcext:value-type="float">
            <text:p>18,02</text:p>
          </table:table-cell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1971" calcext:value-type="float">
            <text:p>1971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19.9090909090909" calcext:value-type="float">
            <text:p>19,91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040" calcext:value-type="float">
            <text:p>2040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20.6060606060606" calcext:value-type="float">
            <text:p>20,61</text:p>
          </table:table-cell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213" calcext:value-type="float">
            <text:p>2213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22.3535353535354" calcext:value-type="float">
            <text:p>22,35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2300" calcext:value-type="float">
            <text:p>2300</text:p>
          </table:table-cell>
          <table:table-cell table:style-name="ce15" office:value-type="float" office:value="2.62626262626263" calcext:value-type="float">
            <text:p>2,63</text:p>
          </table:table-cell>
          <table:table-cell table:style-name="ce15" office:value-type="float" office:value="23.2323232323232" calcext:value-type="float">
            <text:p>23,23</text:p>
          </table:table-cell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448" calcext:value-type="float">
            <text:p>2448</text:p>
          </table:table-cell>
          <table:table-cell table:style-name="ce15" office:value-type="float" office:value="2.37373737373737" calcext:value-type="float">
            <text:p>2,37</text:p>
          </table:table-cell>
          <table:table-cell table:style-name="ce15" office:value-type="float" office:value="24.7272727272727" calcext:value-type="float">
            <text:p>24,73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547" calcext:value-type="float">
            <text:p>2547</text:p>
          </table:table-cell>
          <table:table-cell table:style-name="ce15" office:value-type="float" office:value="2.49494949494949" calcext:value-type="float">
            <text:p>2,49</text:p>
          </table:table-cell>
          <table:table-cell table:style-name="ce15" office:value-type="float" office:value="25.7272727272727" calcext:value-type="float">
            <text:p>25,73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687" calcext:value-type="float">
            <text:p>2687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27.1414141414141" calcext:value-type="float">
            <text:p>27,14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2802" calcext:value-type="float">
            <text:p>2802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28.3030303030303" calcext:value-type="float">
            <text:p>28,30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922" calcext:value-type="float">
            <text:p>2922</text:p>
          </table:table-cell>
          <table:table-cell table:style-name="ce15" office:value-type="float" office:value="2.37373737373737" calcext:value-type="float">
            <text:p>2,37</text:p>
          </table:table-cell>
          <table:table-cell table:style-name="ce15" office:value-type="float" office:value="29.5151515151515" calcext:value-type="float">
            <text:p>29,5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3052" calcext:value-type="float">
            <text:p>3052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30.8282828282828" calcext:value-type="float">
            <text:p>30,83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3160" calcext:value-type="float">
            <text:p>3160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31.9191919191919" calcext:value-type="float">
            <text:p>31,92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3300" calcext:value-type="float">
            <text:p>3300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33.3333333333333" calcext:value-type="float">
            <text:p>33,33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3396" calcext:value-type="float">
            <text:p>3396</text:p>
          </table:table-cell>
          <table:table-cell table:style-name="ce15" office:value-type="float" office:value="2.38383838383838" calcext:value-type="float">
            <text:p>2,38</text:p>
          </table:table-cell>
          <table:table-cell table:style-name="ce15" office:value-type="float" office:value="34.3030303030303" calcext:value-type="float">
            <text:p>34,3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3550" calcext:value-type="float">
            <text:p>3550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35.8585858585859" calcext:value-type="float">
            <text:p>35,86</text:p>
          </table:table-cell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3636" calcext:value-type="float">
            <text:p>3636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36.7272727272727" calcext:value-type="float">
            <text:p>36,73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3804" calcext:value-type="float">
            <text:p>3804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38.4242424242424" calcext:value-type="float">
            <text:p>38,42</text:p>
          </table:table-cell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3877" calcext:value-type="float">
            <text:p>3877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39.1616161616162" calcext:value-type="float">
            <text:p>39,16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4059" calcext:value-type="float">
            <text:p>4059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41" calcext:value-type="float">
            <text:p>41,00</text:p>
          </table:table-cell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4122" calcext:value-type="float">
            <text:p>4122</text:p>
          </table:table-cell>
          <table:table-cell table:style-name="ce15" office:value-type="float" office:value="2.47474747474747" calcext:value-type="float">
            <text:p>2,47</text:p>
          </table:table-cell>
          <table:table-cell table:style-name="ce15" office:value-type="float" office:value="41.6363636363636" calcext:value-type="float">
            <text:p>41,64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4314" calcext:value-type="float">
            <text:p>4314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43.5757575757576" calcext:value-type="float">
            <text:p>43,58</text:p>
          </table:table-cell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4368" calcext:value-type="float">
            <text:p>4368</text:p>
          </table:table-cell>
          <table:table-cell table:style-name="ce15" office:value-type="float" office:value="2.48484848484848" calcext:value-type="float">
            <text:p>2,48</text:p>
          </table:table-cell>
          <table:table-cell table:style-name="ce15" office:value-type="float" office:value="44.1212121212121" calcext:value-type="float">
            <text:p>44,12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4569" calcext:value-type="float">
            <text:p>4569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46.1515151515152" calcext:value-type="float">
            <text:p>46,15</text:p>
          </table:table-cell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4611" calcext:value-type="float">
            <text:p>4611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46.5757575757576" calcext:value-type="float">
            <text:p>46,5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4825" calcext:value-type="float">
            <text:p>4825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48.7373737373737" calcext:value-type="float">
            <text:p>48,74</text:p>
          </table:table-cell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4854" calcext:value-type="float">
            <text:p>4854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49.030303030303" calcext:value-type="float">
            <text:p>49,03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5078" calcext:value-type="float">
            <text:p>5078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51.2929292929293" calcext:value-type="float">
            <text:p>51,29</text:p>
          </table:table-cell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5097" calcext:value-type="float">
            <text:p>5097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51.4848484848485" calcext:value-type="float">
            <text:p>51,48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5333" calcext:value-type="float">
            <text:p>5333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53.8686868686869" calcext:value-type="float">
            <text:p>53,87</text:p>
          </table:table-cell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5338" calcext:value-type="float">
            <text:p>5338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53.9191919191919" calcext:value-type="float">
            <text:p>53,92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5587" calcext:value-type="float">
            <text:p>5587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56.4343434343435" calcext:value-type="float">
            <text:p>56,43</text:p>
          </table:table-cell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5584" calcext:value-type="float">
            <text:p>5584</text:p>
          </table:table-cell>
          <table:table-cell table:style-name="ce15" office:value-type="float" office:value="2.48484848484848" calcext:value-type="float">
            <text:p>2,48</text:p>
          </table:table-cell>
          <table:table-cell table:style-name="ce15" office:value-type="float" office:value="56.4040404040404" calcext:value-type="float">
            <text:p>56,40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5839" calcext:value-type="float">
            <text:p>5839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58.979797979798" calcext:value-type="float">
            <text:p>58,98</text:p>
          </table:table-cell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5828" calcext:value-type="float">
            <text:p>5828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58.8686868686869" calcext:value-type="float">
            <text:p>58,87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6093" calcext:value-type="float">
            <text:p>6093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61.5454545454546" calcext:value-type="float">
            <text:p>61,55</text:p>
          </table:table-cell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6073" calcext:value-type="float">
            <text:p>6073</text:p>
          </table:table-cell>
          <table:table-cell table:style-name="ce15" office:value-type="float" office:value="2.47474747474747" calcext:value-type="float">
            <text:p>2,47</text:p>
          </table:table-cell>
          <table:table-cell table:style-name="ce15" office:value-type="float" office:value="61.3434343434343" calcext:value-type="float">
            <text:p>61,34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6346" calcext:value-type="float">
            <text:p>6346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64.1010101010101" calcext:value-type="float">
            <text:p>64,10</text:p>
          </table:table-cell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6317" calcext:value-type="float">
            <text:p>6317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63.8080808080808" calcext:value-type="float">
            <text:p>63,81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6601" calcext:value-type="float">
            <text:p>6601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66.6767676767677" calcext:value-type="float">
            <text:p>66,68</text:p>
          </table:table-cell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559" calcext:value-type="float">
            <text:p>6559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6.2525252525253" calcext:value-type="float">
            <text:p>66,25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6861" calcext:value-type="float">
            <text:p>6861</text:p>
          </table:table-cell>
          <table:table-cell table:style-name="ce15" office:value-type="float" office:value="2.62626262626263" calcext:value-type="float">
            <text:p>2,63</text:p>
          </table:table-cell>
          <table:table-cell table:style-name="ce15" office:value-type="float" office:value="69.3030303030303" calcext:value-type="float">
            <text:p>69,30</text:p>
          </table:table-cell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801" calcext:value-type="float">
            <text:p>6801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8.6969696969697" calcext:value-type="float">
            <text:p>68,70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7118" calcext:value-type="float">
            <text:p>7118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71.8989898989899" calcext:value-type="float">
            <text:p>71,90</text:p>
          </table:table-cell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7042" calcext:value-type="float">
            <text:p>7042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71.1313131313131" calcext:value-type="float">
            <text:p>71,13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7375" calcext:value-type="float">
            <text:p>7375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74.4949494949495" calcext:value-type="float">
            <text:p>74,49</text:p>
          </table:table-cell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7316" calcext:value-type="float">
            <text:p>7316</text:p>
          </table:table-cell>
          <table:table-cell table:style-name="ce15" office:value-type="float" office:value="2.76767676767677" calcext:value-type="float">
            <text:p>2,77</text:p>
          </table:table-cell>
          <table:table-cell table:style-name="ce15" office:value-type="float" office:value="73.8989898989899" calcext:value-type="float">
            <text:p>73,90</text:p>
          </table:table-cell>
          <table:table-cell table:style-name="ce13" office:value-type="float" office:value="279" calcext:value-type="float">
            <text:p>279</text:p>
          </table:table-cell>
          <table:table-cell table:style-name="ce13" office:value-type="float" office:value="7654" calcext:value-type="float">
            <text:p>7654</text:p>
          </table:table-cell>
          <table:table-cell table:style-name="ce15" office:value-type="float" office:value="2.81818181818182" calcext:value-type="float">
            <text:p>2,82</text:p>
          </table:table-cell>
          <table:table-cell table:style-name="ce15" office:value-type="float" office:value="77.3131313131313" calcext:value-type="float">
            <text:p>77,31</text:p>
          </table:table-cell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7559" calcext:value-type="float">
            <text:p>7559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76.3535353535353" calcext:value-type="float">
            <text:p>76,35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7912" calcext:value-type="float">
            <text:p>7912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79.9191919191919" calcext:value-type="float">
            <text:p>79,92</text:p>
          </table:table-cell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7803" calcext:value-type="float">
            <text:p>7803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78.8181818181818" calcext:value-type="float">
            <text:p>78,82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8169" calcext:value-type="float">
            <text:p>8169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82.5151515151515" calcext:value-type="float">
            <text:p>82,52</text:p>
          </table:table-cell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8045" calcext:value-type="float">
            <text:p>8045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81.2626262626262" calcext:value-type="float">
            <text:p>81,26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8426" calcext:value-type="float">
            <text:p>8426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85.1111111111111" calcext:value-type="float">
            <text:p>85,11</text:p>
          </table:table-cell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8287" calcext:value-type="float">
            <text:p>8287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83.7070707070707" calcext:value-type="float">
            <text:p>83,71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8690" calcext:value-type="float">
            <text:p>8690</text:p>
          </table:table-cell>
          <table:table-cell table:style-name="ce15" office:value-type="float" office:value="2.66666666666667" calcext:value-type="float">
            <text:p>2,67</text:p>
          </table:table-cell>
          <table:table-cell table:style-name="ce15" office:value-type="float" office:value="87.7777777777778" calcext:value-type="float">
            <text:p>87,78</text:p>
          </table:table-cell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8579" calcext:value-type="float">
            <text:p>8579</text:p>
          </table:table-cell>
          <table:table-cell table:style-name="ce15" office:value-type="float" office:value="2.94949494949495" calcext:value-type="float">
            <text:p>2,95</text:p>
          </table:table-cell>
          <table:table-cell table:style-name="ce15" office:value-type="float" office:value="86.6565656565656" calcext:value-type="float">
            <text:p>86,66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8988" calcext:value-type="float">
            <text:p>8988</text:p>
          </table:table-cell>
          <table:table-cell table:style-name="ce15" office:value-type="float" office:value="3.01010101010101" calcext:value-type="float">
            <text:p>3,01</text:p>
          </table:table-cell>
          <table:table-cell table:style-name="ce15" office:value-type="float" office:value="90.7878787878788" calcext:value-type="float">
            <text:p>90,79</text:p>
          </table:table-cell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8821" calcext:value-type="float">
            <text:p>8821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89.1010101010101" calcext:value-type="float">
            <text:p>89,10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9250" calcext:value-type="float">
            <text:p>9250</text:p>
          </table:table-cell>
          <table:table-cell table:style-name="ce15" office:value-type="float" office:value="2.64646464646465" calcext:value-type="float">
            <text:p>2,65</text:p>
          </table:table-cell>
          <table:table-cell table:style-name="ce15" office:value-type="float" office:value="93.4343434343435" calcext:value-type="float">
            <text:p>93,43</text:p>
          </table:table-cell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9057" calcext:value-type="float">
            <text:p>9057</text:p>
          </table:table-cell>
          <table:table-cell table:style-name="ce15" office:value-type="float" office:value="2.38383838383838" calcext:value-type="float">
            <text:p>2,38</text:p>
          </table:table-cell>
          <table:table-cell table:style-name="ce15" office:value-type="float" office:value="91.4848484848485" calcext:value-type="float">
            <text:p>91,48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9500" calcext:value-type="float">
            <text:p>9500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95.959595959596" calcext:value-type="float">
            <text:p>95,96</text:p>
          </table:table-cell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9296" calcext:value-type="float">
            <text:p>9296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93.8989898989899" calcext:value-type="float">
            <text:p>93,90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9754" calcext:value-type="float">
            <text:p>9754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98.5252525252526" calcext:value-type="float">
            <text:p>98,53</text:p>
          </table:table-cell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9534" calcext:value-type="float">
            <text:p>9534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96.3030303030303" calcext:value-type="float">
            <text:p>96,30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10005" calcext:value-type="float">
            <text:p>10005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101.060606060606" calcext:value-type="float">
            <text:p>101,06</text:p>
          </table:table-cell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9768" calcext:value-type="float">
            <text:p>9768</text:p>
          </table:table-cell>
          <table:table-cell table:style-name="ce15" office:value-type="float" office:value="2.36363636363636" calcext:value-type="float">
            <text:p>2,36</text:p>
          </table:table-cell>
          <table:table-cell table:style-name="ce15" office:value-type="float" office:value="98.6666666666666" calcext:value-type="float">
            <text:p>98,67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10257" calcext:value-type="float">
            <text:p>10257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103.606060606061" calcext:value-type="float">
            <text:p>103,61</text:p>
          </table:table-cell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0008" calcext:value-type="float">
            <text:p>10008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101.090909090909" calcext:value-type="float">
            <text:p>101,09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0510" calcext:value-type="float">
            <text:p>10510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106.161616161616" calcext:value-type="float">
            <text:p>106,16</text:p>
          </table:table-cell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0248" calcext:value-type="float">
            <text:p>10248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103.515151515151" calcext:value-type="float">
            <text:p>103,52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10762" calcext:value-type="float">
            <text:p>10762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108.707070707071" calcext:value-type="float">
            <text:p>108,71</text:p>
          </table:table-cell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0488" calcext:value-type="float">
            <text:p>10488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105.939393939394" calcext:value-type="float">
            <text:p>105,94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11014" calcext:value-type="float">
            <text:p>11014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111.252525252525" calcext:value-type="float">
            <text:p>111,25</text:p>
          </table:table-cell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0726" calcext:value-type="float">
            <text:p>10726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108.343434343434" calcext:value-type="float">
            <text:p>108,34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1264" calcext:value-type="float">
            <text:p>11264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113.777777777778" calcext:value-type="float">
            <text:p>113,78</text:p>
          </table:table-cell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0965" calcext:value-type="float">
            <text:p>10965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110.757575757576" calcext:value-type="float">
            <text:p>110,76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11515" calcext:value-type="float">
            <text:p>11515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116.313131313131" calcext:value-type="float">
            <text:p>116,31</text:p>
          </table:table-cell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1203" calcext:value-type="float">
            <text:p>11203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113.161616161616" calcext:value-type="float">
            <text:p>113,16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11769" calcext:value-type="float">
            <text:p>11769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118.878787878788" calcext:value-type="float">
            <text:p>118,88</text:p>
          </table:table-cell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11445" calcext:value-type="float">
            <text:p>11445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115.606060606061" calcext:value-type="float">
            <text:p>115,61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12023" calcext:value-type="float">
            <text:p>12023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121.444444444445" calcext:value-type="float">
            <text:p>121,44</text:p>
          </table:table-cell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11682" calcext:value-type="float">
            <text:p>11682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118" calcext:value-type="float">
            <text:p>118,00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12275" calcext:value-type="float">
            <text:p>12275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123.989898989899" calcext:value-type="float">
            <text:p>123,99</text:p>
          </table:table-cell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1822" calcext:value-type="float">
            <text:p>11822</text:p>
          </table:table-cell>
          <table:table-cell table:style-name="ce15" office:value-type="float" office:value="1.41414141414141" calcext:value-type="float">
            <text:p>1,41</text:p>
          </table:table-cell>
          <table:table-cell table:style-name="ce15" office:value-type="float" office:value="119.414141414141" calcext:value-type="float">
            <text:p>119,4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2428" calcext:value-type="float">
            <text:p>12428</text:p>
          </table:table-cell>
          <table:table-cell table:style-name="ce15" office:value-type="float" office:value="1.54545454545455" calcext:value-type="float">
            <text:p>1,55</text:p>
          </table:table-cell>
          <table:table-cell table:style-name="ce15" office:value-type="float" office:value="125.535353535354" calcext:value-type="float">
            <text:p>125,54</text:p>
          </table:table-cell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2060" calcext:value-type="float">
            <text:p>12060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121.818181818182" calcext:value-type="float">
            <text:p>121,82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12677" calcext:value-type="float">
            <text:p>12677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128.050505050505" calcext:value-type="float">
            <text:p>128,05</text:p>
          </table:table-cell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12301" calcext:value-type="float">
            <text:p>12301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124.252525252525" calcext:value-type="float">
            <text:p>124,25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130.606060606061" calcext:value-type="float">
            <text:p>130,61</text:p>
          </table:table-cell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12520" calcext:value-type="float">
            <text:p>12520</text:p>
          </table:table-cell>
          <table:table-cell table:style-name="ce15" office:value-type="float" office:value="2.21212121212121" calcext:value-type="float">
            <text:p>2,21</text:p>
          </table:table-cell>
          <table:table-cell table:style-name="ce15" office:value-type="float" office:value="126.464646464646" calcext:value-type="float">
            <text:p>126,46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13163" calcext:value-type="float">
            <text:p>13163</text:p>
          </table:table-cell>
          <table:table-cell table:style-name="ce15" office:value-type="float" office:value="2.35353535353535" calcext:value-type="float">
            <text:p>2,35</text:p>
          </table:table-cell>
          <table:table-cell table:style-name="ce15" office:value-type="float" office:value="132.959595959596" calcext:value-type="float">
            <text:p>132,96</text:p>
          </table:table-cell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12748" calcext:value-type="float">
            <text:p>12748</text:p>
          </table:table-cell>
          <table:table-cell table:style-name="ce15" office:value-type="float" office:value="2.3030303030303" calcext:value-type="float">
            <text:p>2,30</text:p>
          </table:table-cell>
          <table:table-cell table:style-name="ce15" office:value-type="float" office:value="128.767676767677" calcext:value-type="float">
            <text:p>128,77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3401" calcext:value-type="float">
            <text:p>13401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135.363636363636" calcext:value-type="float">
            <text:p>135,36</text:p>
          </table:table-cell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12990" calcext:value-type="float">
            <text:p>12990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131.212121212121" calcext:value-type="float">
            <text:p>131,21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3654" calcext:value-type="float">
            <text:p>13654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137.919191919192" calcext:value-type="float">
            <text:p>137,92</text:p>
          </table:table-cell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3228" calcext:value-type="float">
            <text:p>13228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133.616161616162" calcext:value-type="float">
            <text:p>133,62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13905" calcext:value-type="float">
            <text:p>13905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140.454545454546" calcext:value-type="float">
            <text:p>140,45</text:p>
          </table:table-cell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13465" calcext:value-type="float">
            <text:p>13465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136.010101010101" calcext:value-type="float">
            <text:p>136,01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14159" calcext:value-type="float">
            <text:p>14159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143.020202020202" calcext:value-type="float">
            <text:p>143,02</text:p>
          </table:table-cell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13706" calcext:value-type="float">
            <text:p>13706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138.444444444444" calcext:value-type="float">
            <text:p>138,44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14410" calcext:value-type="float">
            <text:p>14410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145.555555555556" calcext:value-type="float">
            <text:p>145,56</text:p>
          </table:table-cell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3946" calcext:value-type="float">
            <text:p>13946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140.868686868687" calcext:value-type="float">
            <text:p>140,87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14661" calcext:value-type="float">
            <text:p>14661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148.090909090909" calcext:value-type="float">
            <text:p>148,09</text:p>
          </table:table-cell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14187" calcext:value-type="float">
            <text:p>14187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143.30303030303" calcext:value-type="float">
            <text:p>143,30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14916" calcext:value-type="float">
            <text:p>14916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150.666666666667" calcext:value-type="float">
            <text:p>150,67</text:p>
          </table:table-cell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4426" calcext:value-type="float">
            <text:p>14426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145.717171717172" calcext:value-type="float">
            <text:p>145,72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5169" calcext:value-type="float">
            <text:p>15169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153.222222222222" calcext:value-type="float">
            <text:p>153,22</text:p>
          </table:table-cell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4664" calcext:value-type="float">
            <text:p>14664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148.121212121212" calcext:value-type="float">
            <text:p>148,12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15421" calcext:value-type="float">
            <text:p>15421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155.767676767677" calcext:value-type="float">
            <text:p>155,77</text:p>
          </table:table-cell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4903" calcext:value-type="float">
            <text:p>14903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150.535353535354" calcext:value-type="float">
            <text:p>150,54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5674" calcext:value-type="float">
            <text:p>15674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158.323232323232" calcext:value-type="float">
            <text:p>158,32</text:p>
          </table:table-cell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15140" calcext:value-type="float">
            <text:p>15140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152.929292929293" calcext:value-type="float">
            <text:p>152,93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5930" calcext:value-type="float">
            <text:p>15930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160.909090909091" calcext:value-type="float">
            <text:p>160,91</text:p>
          </table:table-cell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5380" calcext:value-type="float">
            <text:p>15380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155.353535353535" calcext:value-type="float">
            <text:p>155,35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6186" calcext:value-type="float">
            <text:p>16186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163.494949494949" calcext:value-type="float">
            <text:p>163,49</text:p>
          </table:table-cell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5618" calcext:value-type="float">
            <text:p>15618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157.757575757576" calcext:value-type="float">
            <text:p>157,76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16441" calcext:value-type="float">
            <text:p>16441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166.070707070707" calcext:value-type="float">
            <text:p>166,07</text:p>
          </table:table-cell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15855" calcext:value-type="float">
            <text:p>15855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160.151515151515" calcext:value-type="float">
            <text:p>160,15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16699" calcext:value-type="float">
            <text:p>16699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168.676767676768" calcext:value-type="float">
            <text:p>168,68</text:p>
          </table:table-cell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6093" calcext:value-type="float">
            <text:p>16093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162.555555555556" calcext:value-type="float">
            <text:p>162,56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16956" calcext:value-type="float">
            <text:p>16956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171.272727272727" calcext:value-type="float">
            <text:p>171,27</text:p>
          </table:table-cell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6332" calcext:value-type="float">
            <text:p>16332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164.969696969697" calcext:value-type="float">
            <text:p>164,97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7216" calcext:value-type="float">
            <text:p>17216</text:p>
          </table:table-cell>
          <table:table-cell table:style-name="ce15" office:value-type="float" office:value="2.62626262626263" calcext:value-type="float">
            <text:p>2,63</text:p>
          </table:table-cell>
          <table:table-cell table:style-name="ce15" office:value-type="float" office:value="173.89898989899" calcext:value-type="float">
            <text:p>173,90</text:p>
          </table:table-cell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16569" calcext:value-type="float">
            <text:p>16569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167.363636363637" calcext:value-type="float">
            <text:p>167,36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17475" calcext:value-type="float">
            <text:p>17475</text:p>
          </table:table-cell>
          <table:table-cell table:style-name="ce15" office:value-type="float" office:value="2.61616161616162" calcext:value-type="float">
            <text:p>2,62</text:p>
          </table:table-cell>
          <table:table-cell table:style-name="ce15" office:value-type="float" office:value="176.515151515151" calcext:value-type="float">
            <text:p>176,52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6822" calcext:value-type="float">
            <text:p>16822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169.919191919192" calcext:value-type="float">
            <text:p>169,92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7735" calcext:value-type="float">
            <text:p>17735</text:p>
          </table:table-cell>
          <table:table-cell table:style-name="ce15" office:value-type="float" office:value="2.62626262626263" calcext:value-type="float">
            <text:p>2,63</text:p>
          </table:table-cell>
          <table:table-cell table:style-name="ce15" office:value-type="float" office:value="179.141414141414" calcext:value-type="float">
            <text:p>179,14</text:p>
          </table:table-cell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7060" calcext:value-type="float">
            <text:p>17060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172.323232323232" calcext:value-type="float">
            <text:p>172,32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7991" calcext:value-type="float">
            <text:p>17991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181.727272727273" calcext:value-type="float">
            <text:p>181,73</text:p>
          </table:table-cell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7300" calcext:value-type="float">
            <text:p>17300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174.747474747475" calcext:value-type="float">
            <text:p>174,75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18248" calcext:value-type="float">
            <text:p>18248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184.323232323232" calcext:value-type="float">
            <text:p>184,32</text:p>
          </table:table-cell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7538" calcext:value-type="float">
            <text:p>17538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177.151515151515" calcext:value-type="float">
            <text:p>177,15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18503" calcext:value-type="float">
            <text:p>18503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186.89898989899" calcext:value-type="float">
            <text:p>186,90</text:p>
          </table:table-cell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17773" calcext:value-type="float">
            <text:p>17773</text:p>
          </table:table-cell>
          <table:table-cell table:style-name="ce15" office:value-type="float" office:value="2.37373737373737" calcext:value-type="float">
            <text:p>2,37</text:p>
          </table:table-cell>
          <table:table-cell table:style-name="ce15" office:value-type="float" office:value="179.525252525253" calcext:value-type="float">
            <text:p>179,53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18760" calcext:value-type="float">
            <text:p>18760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189.494949494949" calcext:value-type="float">
            <text:p>189,49</text:p>
          </table:table-cell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8012" calcext:value-type="float">
            <text:p>18012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181.939393939394" calcext:value-type="float">
            <text:p>181,94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9016" calcext:value-type="float">
            <text:p>19016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192.080808080808" calcext:value-type="float">
            <text:p>192,08</text:p>
          </table:table-cell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8252" calcext:value-type="float">
            <text:p>18252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184.363636363637" calcext:value-type="float">
            <text:p>184,36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19274" calcext:value-type="float">
            <text:p>19274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194.686868686869" calcext:value-type="float">
            <text:p>194,69</text:p>
          </table:table-cell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8491" calcext:value-type="float">
            <text:p>18491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186.777777777778" calcext:value-type="float">
            <text:p>186,78</text:p>
          </table:table-cell>
          <table:table-cell table:style-name="ce13" office:value-type="float" office:value="263" calcext:value-type="float">
            <text:p>263</text:p>
          </table:table-cell>
          <table:table-cell table:style-name="ce13" office:value-type="float" office:value="19537" calcext:value-type="float">
            <text:p>19537</text:p>
          </table:table-cell>
          <table:table-cell table:style-name="ce15" office:value-type="float" office:value="2.65656565656566" calcext:value-type="float">
            <text:p>2,66</text:p>
          </table:table-cell>
          <table:table-cell table:style-name="ce15" office:value-type="float" office:value="197.343434343434" calcext:value-type="float">
            <text:p>197,34</text:p>
          </table:table-cell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18734" calcext:value-type="float">
            <text:p>18734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189.232323232323" calcext:value-type="float">
            <text:p>189,23</text:p>
          </table:table-cell>
          <table:table-cell table:style-name="ce13" office:value-type="float" office:value="690" calcext:value-type="float">
            <text:p>690</text:p>
          </table:table-cell>
          <table:table-cell table:style-name="ce13" office:value-type="float" office:value="20227" calcext:value-type="float">
            <text:p>20227</text:p>
          </table:table-cell>
          <table:table-cell table:style-name="ce15" office:value-type="float" office:value="6.96969696969697" calcext:value-type="float">
            <text:p>6,97</text:p>
          </table:table-cell>
          <table:table-cell table:style-name="ce15" office:value-type="float" office:value="204.313131313131" calcext:value-type="float">
            <text:p>204,31</text:p>
          </table:table-cell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8973" calcext:value-type="float">
            <text:p>18973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191.646464646465" calcext:value-type="float">
            <text:p>191,65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20489" calcext:value-type="float">
            <text:p>20489</text:p>
          </table:table-cell>
          <table:table-cell table:style-name="ce15" office:value-type="float" office:value="2.64646464646465" calcext:value-type="float">
            <text:p>2,65</text:p>
          </table:table-cell>
          <table:table-cell table:style-name="ce15" office:value-type="float" office:value="206.959595959596" calcext:value-type="float">
            <text:p>206,96</text:p>
          </table:table-cell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9213" calcext:value-type="float">
            <text:p>19213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194.070707070707" calcext:value-type="float">
            <text:p>194,07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0739" calcext:value-type="float">
            <text:p>20739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209.484848484848" calcext:value-type="float">
            <text:p>209,48</text:p>
          </table:table-cell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9453" calcext:value-type="float">
            <text:p>19453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196.49494949495" calcext:value-type="float">
            <text:p>196,49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0992" calcext:value-type="float">
            <text:p>20992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212.040404040404" calcext:value-type="float">
            <text:p>212,04</text:p>
          </table:table-cell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19686" calcext:value-type="float">
            <text:p>19686</text:p>
          </table:table-cell>
          <table:table-cell table:style-name="ce15" office:value-type="float" office:value="2.35353535353535" calcext:value-type="float">
            <text:p>2,35</text:p>
          </table:table-cell>
          <table:table-cell table:style-name="ce15" office:value-type="float" office:value="198.848484848485" calcext:value-type="float">
            <text:p>198,85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1242" calcext:value-type="float">
            <text:p>21242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214.565656565656" calcext:value-type="float">
            <text:p>214,57</text:p>
          </table:table-cell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9924" calcext:value-type="float">
            <text:p>19924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201.252525252525" calcext:value-type="float">
            <text:p>201,25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1495" calcext:value-type="float">
            <text:p>21495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217.121212121212" calcext:value-type="float">
            <text:p>217,12</text:p>
          </table:table-cell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0163" calcext:value-type="float">
            <text:p>20163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203.666666666667" calcext:value-type="float">
            <text:p>203,67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1747" calcext:value-type="float">
            <text:p>21747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219.666666666666" calcext:value-type="float">
            <text:p>219,67</text:p>
          </table:table-cell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0404" calcext:value-type="float">
            <text:p>20404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206.10101010101" calcext:value-type="float">
            <text:p>206,1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1997" calcext:value-type="float">
            <text:p>21997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222.191919191919" calcext:value-type="float">
            <text:p>222,19</text:p>
          </table:table-cell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0646" calcext:value-type="float">
            <text:p>20646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208.545454545455" calcext:value-type="float">
            <text:p>208,5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2249" calcext:value-type="float">
            <text:p>22249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224.737373737373" calcext:value-type="float">
            <text:p>224,74</text:p>
          </table:table-cell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0884" calcext:value-type="float">
            <text:p>20884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210.949494949495" calcext:value-type="float">
            <text:p>210,95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2500" calcext:value-type="float">
            <text:p>22500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227.272727272727" calcext:value-type="float">
            <text:p>227,27</text:p>
          </table:table-cell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1124" calcext:value-type="float">
            <text:p>21124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213.373737373738" calcext:value-type="float">
            <text:p>213,37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2752" calcext:value-type="float">
            <text:p>22752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229.818181818181" calcext:value-type="float">
            <text:p>229,82</text:p>
          </table:table-cell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1364" calcext:value-type="float">
            <text:p>21364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215.79797979798" calcext:value-type="float">
            <text:p>215,80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3003" calcext:value-type="float">
            <text:p>23003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232.353535353535" calcext:value-type="float">
            <text:p>232,35</text:p>
          </table:table-cell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1604" calcext:value-type="float">
            <text:p>21604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218.222222222223" calcext:value-type="float">
            <text:p>218,22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3252" calcext:value-type="float">
            <text:p>23252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234.868686868686" calcext:value-type="float">
            <text:p>234,87</text:p>
          </table:table-cell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1842" calcext:value-type="float">
            <text:p>21842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220.626262626263" calcext:value-type="float">
            <text:p>220,63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3505" calcext:value-type="float">
            <text:p>23505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237.424242424242" calcext:value-type="float">
            <text:p>237,42</text:p>
          </table:table-cell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2081" calcext:value-type="float">
            <text:p>22081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223.040404040404" calcext:value-type="float">
            <text:p>223,04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3754" calcext:value-type="float">
            <text:p>23754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239.939393939394" calcext:value-type="float">
            <text:p>239,94</text:p>
          </table:table-cell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2320" calcext:value-type="float">
            <text:p>22320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225.454545454546" calcext:value-type="float">
            <text:p>225,4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4006" calcext:value-type="float">
            <text:p>24006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242.484848484848" calcext:value-type="float">
            <text:p>242,48</text:p>
          </table:table-cell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2559" calcext:value-type="float">
            <text:p>22559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227.868686868687" calcext:value-type="float">
            <text:p>227,87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24260" calcext:value-type="float">
            <text:p>24260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245.050505050505" calcext:value-type="float">
            <text:p>245,05</text:p>
          </table:table-cell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2797" calcext:value-type="float">
            <text:p>22797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230.272727272728" calcext:value-type="float">
            <text:p>230,27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4513" calcext:value-type="float">
            <text:p>24513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247.60606060606" calcext:value-type="float">
            <text:p>247,61</text:p>
          </table:table-cell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3038" calcext:value-type="float">
            <text:p>23038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232.707070707071" calcext:value-type="float">
            <text:p>232,71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4765" calcext:value-type="float">
            <text:p>24765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250.151515151515" calcext:value-type="float">
            <text:p>250,15</text:p>
          </table:table-cell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3280" calcext:value-type="float">
            <text:p>23280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235.151515151516" calcext:value-type="float">
            <text:p>235,15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5016" calcext:value-type="float">
            <text:p>25016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252.686868686868" calcext:value-type="float">
            <text:p>252,69</text:p>
          </table:table-cell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3522" calcext:value-type="float">
            <text:p>23522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237.59595959596" calcext:value-type="float">
            <text:p>237,6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5266" calcext:value-type="float">
            <text:p>25266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255.212121212121" calcext:value-type="float">
            <text:p>255,21</text:p>
          </table:table-cell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3768" calcext:value-type="float">
            <text:p>23768</text:p>
          </table:table-cell>
          <table:table-cell table:style-name="ce15" office:value-type="float" office:value="2.48484848484848" calcext:value-type="float">
            <text:p>2,48</text:p>
          </table:table-cell>
          <table:table-cell table:style-name="ce15" office:value-type="float" office:value="240.080808080809" calcext:value-type="float">
            <text:p>240,08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5517" calcext:value-type="float">
            <text:p>25517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257.747474747474" calcext:value-type="float">
            <text:p>257,75</text:p>
          </table:table-cell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2" office:value-type="float" office:value="269" calcext:value-type="float">
            <text:p>269</text:p>
          </table:table-cell>
          <table:table-cell table:style-name="ce13" office:value-type="float" office:value="24037" calcext:value-type="float">
            <text:p>24037</text:p>
          </table:table-cell>
          <table:table-cell table:style-name="ce15" office:value-type="float" office:value="2.71717171717172" calcext:value-type="float">
            <text:p>2,72</text:p>
          </table:table-cell>
          <table:table-cell table:style-name="ce15" office:value-type="float" office:value="242.79797979798" calcext:value-type="float">
            <text:p>242,80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5770" calcext:value-type="float">
            <text:p>25770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260.30303030303" calcext:value-type="float">
            <text:p>260,30</text:p>
          </table:table-cell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277" calcext:value-type="float">
            <text:p>24277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245.222222222223" calcext:value-type="float">
            <text:p>245,22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6023" calcext:value-type="float">
            <text:p>26023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262.858585858585" calcext:value-type="float">
            <text:p>262,86</text:p>
          </table:table-cell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4515" calcext:value-type="float">
            <text:p>24515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247.626262626263" calcext:value-type="float">
            <text:p>247,63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6274" calcext:value-type="float">
            <text:p>26274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265.393939393939" calcext:value-type="float">
            <text:p>265,39</text:p>
          </table:table-cell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764" calcext:value-type="float">
            <text:p>24764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250.141414141415" calcext:value-type="float">
            <text:p>250,14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6525" calcext:value-type="float">
            <text:p>26525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267.929292929292" calcext:value-type="float">
            <text:p>267,93</text:p>
          </table:table-cell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5004" calcext:value-type="float">
            <text:p>25004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252.565656565657" calcext:value-type="float">
            <text:p>252,57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6774" calcext:value-type="float">
            <text:p>26774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270.444444444444" calcext:value-type="float">
            <text:p>270,44</text:p>
          </table:table-cell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5242" calcext:value-type="float">
            <text:p>25242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254.969696969697" calcext:value-type="float">
            <text:p>254,97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7025" calcext:value-type="float">
            <text:p>27025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272.979797979797" calcext:value-type="float">
            <text:p>272,98</text:p>
          </table:table-cell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5479" calcext:value-type="float">
            <text:p>25479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257.363636363637" calcext:value-type="float">
            <text:p>257,36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7278" calcext:value-type="float">
            <text:p>27278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275.535353535353" calcext:value-type="float">
            <text:p>275,54</text:p>
          </table:table-cell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5718" calcext:value-type="float">
            <text:p>25718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259.777777777778" calcext:value-type="float">
            <text:p>259,78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27536" calcext:value-type="float">
            <text:p>27536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278.141414141414" calcext:value-type="float">
            <text:p>278,14</text:p>
          </table:table-cell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5957" calcext:value-type="float">
            <text:p>25957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262.19191919192" calcext:value-type="float">
            <text:p>262,19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7792" calcext:value-type="float">
            <text:p>27792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280.727272727272" calcext:value-type="float">
            <text:p>280,73</text:p>
          </table:table-cell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6198" calcext:value-type="float">
            <text:p>26198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264.626262626263" calcext:value-type="float">
            <text:p>264,63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28050" calcext:value-type="float">
            <text:p>28050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283.333333333333" calcext:value-type="float">
            <text:p>283,33</text:p>
          </table:table-cell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6435" calcext:value-type="float">
            <text:p>26435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267.020202020202" calcext:value-type="float">
            <text:p>267,02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8306" calcext:value-type="float">
            <text:p>28306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285.919191919191" calcext:value-type="float">
            <text:p>285,92</text:p>
          </table:table-cell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6676" calcext:value-type="float">
            <text:p>26676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269.454545454546" calcext:value-type="float">
            <text:p>269,45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28560" calcext:value-type="float">
            <text:p>28560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288.484848484848" calcext:value-type="float">
            <text:p>288,48</text:p>
          </table:table-cell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6914" calcext:value-type="float">
            <text:p>26914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271.858585858586" calcext:value-type="float">
            <text:p>271,86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28818" calcext:value-type="float">
            <text:p>28818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291.090909090909" calcext:value-type="float">
            <text:p>291,09</text:p>
          </table:table-cell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7153" calcext:value-type="float">
            <text:p>27153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274.272727272728" calcext:value-type="float">
            <text:p>274,27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29075" calcext:value-type="float">
            <text:p>29075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293.686868686868" calcext:value-type="float">
            <text:p>293,69</text:p>
          </table:table-cell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7391" calcext:value-type="float">
            <text:p>27391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276.676767676768" calcext:value-type="float">
            <text:p>276,6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9331" calcext:value-type="float">
            <text:p>29331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296.272727272727" calcext:value-type="float">
            <text:p>296,27</text:p>
          </table:table-cell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7630" calcext:value-type="float">
            <text:p>27630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279.090909090909" calcext:value-type="float">
            <text:p>279,09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9587" calcext:value-type="float">
            <text:p>29587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298.858585858585" calcext:value-type="float">
            <text:p>298,86</text:p>
          </table:table-cell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7870" calcext:value-type="float">
            <text:p>27870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281.515151515152" calcext:value-type="float">
            <text:p>281,52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29846" calcext:value-type="float">
            <text:p>29846</text:p>
          </table:table-cell>
          <table:table-cell table:style-name="ce15" office:value-type="float" office:value="2.61616161616162" calcext:value-type="float">
            <text:p>2,62</text:p>
          </table:table-cell>
          <table:table-cell table:style-name="ce15" office:value-type="float" office:value="301.474747474747" calcext:value-type="float">
            <text:p>301,47</text:p>
          </table:table-cell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8108" calcext:value-type="float">
            <text:p>28108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283.919191919192" calcext:value-type="float">
            <text:p>283,92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30114" calcext:value-type="float">
            <text:p>30114</text:p>
          </table:table-cell>
          <table:table-cell table:style-name="ce15" office:value-type="float" office:value="2.70707070707071" calcext:value-type="float">
            <text:p>2,71</text:p>
          </table:table-cell>
          <table:table-cell table:style-name="ce15" office:value-type="float" office:value="304.181818181818" calcext:value-type="float">
            <text:p>304,18</text:p>
          </table:table-cell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8346" calcext:value-type="float">
            <text:p>28346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286.323232323233" calcext:value-type="float">
            <text:p>286,32</text:p>
          </table:table-cell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30379" calcext:value-type="float">
            <text:p>30379</text:p>
          </table:table-cell>
          <table:table-cell table:style-name="ce15" office:value-type="float" office:value="2.67676767676768" calcext:value-type="float">
            <text:p>2,68</text:p>
          </table:table-cell>
          <table:table-cell table:style-name="ce15" office:value-type="float" office:value="306.858585858585" calcext:value-type="float">
            <text:p>306,86</text:p>
          </table:table-cell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8583" calcext:value-type="float">
            <text:p>28583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288.717171717172" calcext:value-type="float">
            <text:p>288,72</text:p>
          </table:table-cell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30681" calcext:value-type="float">
            <text:p>30681</text:p>
          </table:table-cell>
          <table:table-cell table:style-name="ce15" office:value-type="float" office:value="3.05050505050505" calcext:value-type="float">
            <text:p>3,05</text:p>
          </table:table-cell>
          <table:table-cell table:style-name="ce15" office:value-type="float" office:value="309.90909090909" calcext:value-type="float">
            <text:p>309,91</text:p>
          </table:table-cell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8823" calcext:value-type="float">
            <text:p>28823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291.141414141415" calcext:value-type="float">
            <text:p>291,14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30936" calcext:value-type="float">
            <text:p>30936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312.484848484848" calcext:value-type="float">
            <text:p>312,48</text:p>
          </table:table-cell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9062" calcext:value-type="float">
            <text:p>29062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293.555555555556" calcext:value-type="float">
            <text:p>293,56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31185" calcext:value-type="float">
            <text:p>31185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314.999999999999" calcext:value-type="float">
            <text:p>315,00</text:p>
          </table:table-cell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9300" calcext:value-type="float">
            <text:p>29300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295.959595959596" calcext:value-type="float">
            <text:p>295,96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31435" calcext:value-type="float">
            <text:p>31435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317.525252525252" calcext:value-type="float">
            <text:p>317,53</text:p>
          </table:table-cell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9537" calcext:value-type="float">
            <text:p>29537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298.353535353536" calcext:value-type="float">
            <text:p>298,3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31687" calcext:value-type="float">
            <text:p>31687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320.070707070707" calcext:value-type="float">
            <text:p>320,07</text:p>
          </table:table-cell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9778" calcext:value-type="float">
            <text:p>29778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300.787878787879" calcext:value-type="float">
            <text:p>300,79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31933" calcext:value-type="float">
            <text:p>31933</text:p>
          </table:table-cell>
          <table:table-cell table:style-name="ce15" office:value-type="float" office:value="2.48484848484848" calcext:value-type="float">
            <text:p>2,48</text:p>
          </table:table-cell>
          <table:table-cell table:style-name="ce15" office:value-type="float" office:value="322.555555555555" calcext:value-type="float">
            <text:p>322,56</text:p>
          </table:table-cell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30016" calcext:value-type="float">
            <text:p>30016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303.19191919192" calcext:value-type="float">
            <text:p>303,19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32185" calcext:value-type="float">
            <text:p>32185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325.10101010101" calcext:value-type="float">
            <text:p>325,10</text:p>
          </table:table-cell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30254" calcext:value-type="float">
            <text:p>30254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305.59595959596" calcext:value-type="float">
            <text:p>305,6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32435" calcext:value-type="float">
            <text:p>32435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327.626262626262" calcext:value-type="float">
            <text:p>327,63</text:p>
          </table:table-cell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30493" calcext:value-type="float">
            <text:p>30493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308.010101010101" calcext:value-type="float">
            <text:p>308,01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32684" calcext:value-type="float">
            <text:p>32684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330.141414141414" calcext:value-type="float">
            <text:p>330,14</text:p>
          </table:table-cell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30731" calcext:value-type="float">
            <text:p>30731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310.414141414142" calcext:value-type="float">
            <text:p>310,41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32933" calcext:value-type="float">
            <text:p>32933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332.656565656565" calcext:value-type="float">
            <text:p>332,66</text:p>
          </table:table-cell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30968" calcext:value-type="float">
            <text:p>30968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312.808080808081" calcext:value-type="float">
            <text:p>312,81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33181" calcext:value-type="float">
            <text:p>33181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335.161616161616" calcext:value-type="float">
            <text:p>335,16</text:p>
          </table:table-cell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31209" calcext:value-type="float">
            <text:p>31209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315.242424242425" calcext:value-type="float">
            <text:p>315,24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33430" calcext:value-type="float">
            <text:p>33430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337.676767676767" calcext:value-type="float">
            <text:p>337,68</text:p>
          </table:table-cell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31448" calcext:value-type="float">
            <text:p>31448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317.656565656566" calcext:value-type="float">
            <text:p>317,66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33678" calcext:value-type="float">
            <text:p>33678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340.181818181818" calcext:value-type="float">
            <text:p>340,18</text:p>
          </table:table-cell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31685" calcext:value-type="float">
            <text:p>31685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320.050505050505" calcext:value-type="float">
            <text:p>320,05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33927" calcext:value-type="float">
            <text:p>33927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342.696969696969" calcext:value-type="float">
            <text:p>342,70</text:p>
          </table:table-cell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31922" calcext:value-type="float">
            <text:p>31922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322.444444444445" calcext:value-type="float">
            <text:p>322,44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34176" calcext:value-type="float">
            <text:p>34176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345.212121212121" calcext:value-type="float">
            <text:p>345,21</text:p>
          </table:table-cell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32161" calcext:value-type="float">
            <text:p>32161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324.858585858586" calcext:value-type="float">
            <text:p>324,86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34425" calcext:value-type="float">
            <text:p>34425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347.727272727272" calcext:value-type="float">
            <text:p>347,73</text:p>
          </table:table-cell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32401" calcext:value-type="float">
            <text:p>32401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327.282828282829" calcext:value-type="float">
            <text:p>327,28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34676" calcext:value-type="float">
            <text:p>34676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350.262626262626" calcext:value-type="float">
            <text:p>350,26</text:p>
          </table:table-cell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32639" calcext:value-type="float">
            <text:p>32639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329.686868686869" calcext:value-type="float">
            <text:p>329,69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34927" calcext:value-type="float">
            <text:p>34927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352.797979797979" calcext:value-type="float">
            <text:p>352,80</text:p>
          </table:table-cell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32880" calcext:value-type="float">
            <text:p>32880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332.121212121212" calcext:value-type="float">
            <text:p>332,12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35175" calcext:value-type="float">
            <text:p>35175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355.30303030303" calcext:value-type="float">
            <text:p>355,30</text:p>
          </table:table-cell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33122" calcext:value-type="float">
            <text:p>33122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334.565656565657" calcext:value-type="float">
            <text:p>334,57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35427" calcext:value-type="float">
            <text:p>35427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357.848484848484" calcext:value-type="float">
            <text:p>357,85</text:p>
          </table:table-cell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33361" calcext:value-type="float">
            <text:p>33361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336.979797979798" calcext:value-type="float">
            <text:p>336,98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35677" calcext:value-type="float">
            <text:p>35677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360.373737373737" calcext:value-type="float">
            <text:p>360,37</text:p>
          </table:table-cell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33600" calcext:value-type="float">
            <text:p>33600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339.39393939394" calcext:value-type="float">
            <text:p>339,39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35928" calcext:value-type="float">
            <text:p>35928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362.90909090909" calcext:value-type="float">
            <text:p>362,91</text:p>
          </table:table-cell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33840" calcext:value-type="float">
            <text:p>33840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341.818181818182" calcext:value-type="float">
            <text:p>341,82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36179" calcext:value-type="float">
            <text:p>36179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365.444444444444" calcext:value-type="float">
            <text:p>365,44</text:p>
          </table:table-cell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34080" calcext:value-type="float">
            <text:p>34080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344.242424242425" calcext:value-type="float">
            <text:p>344,24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36429" calcext:value-type="float">
            <text:p>36429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367.969696969696" calcext:value-type="float">
            <text:p>367,97</text:p>
          </table:table-cell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34320" calcext:value-type="float">
            <text:p>34320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346.666666666667" calcext:value-type="float">
            <text:p>346,6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36677" calcext:value-type="float">
            <text:p>36677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370.474747474747" calcext:value-type="float">
            <text:p>370,47</text:p>
          </table:table-cell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34561" calcext:value-type="float">
            <text:p>34561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349.10101010101" calcext:value-type="float">
            <text:p>349,1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36927" calcext:value-type="float">
            <text:p>36927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373" calcext:value-type="float">
            <text:p>373,00</text:p>
          </table:table-cell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34799" calcext:value-type="float">
            <text:p>34799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351.505050505051" calcext:value-type="float">
            <text:p>351,51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37178" calcext:value-type="float">
            <text:p>37178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375.535353535353" calcext:value-type="float">
            <text:p>375,54</text:p>
          </table:table-cell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35038" calcext:value-type="float">
            <text:p>35038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353.919191919192" calcext:value-type="float">
            <text:p>353,92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37429" calcext:value-type="float">
            <text:p>37429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378.070707070707" calcext:value-type="float">
            <text:p>378,07</text:p>
          </table:table-cell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35278" calcext:value-type="float">
            <text:p>35278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356.343434343435" calcext:value-type="float">
            <text:p>356,34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37682" calcext:value-type="float">
            <text:p>37682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380.626262626262" calcext:value-type="float">
            <text:p>380,63</text:p>
          </table:table-cell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35518" calcext:value-type="float">
            <text:p>35518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358.767676767677" calcext:value-type="float">
            <text:p>358,77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37938" calcext:value-type="float">
            <text:p>37938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383.212121212121" calcext:value-type="float">
            <text:p>383,21</text:p>
          </table:table-cell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35755" calcext:value-type="float">
            <text:p>35755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361.161616161616" calcext:value-type="float">
            <text:p>361,16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38191" calcext:value-type="float">
            <text:p>38191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385.767676767676" calcext:value-type="float">
            <text:p>385,77</text:p>
          </table:table-cell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35995" calcext:value-type="float">
            <text:p>35995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363.585858585859" calcext:value-type="float">
            <text:p>363,59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38445" calcext:value-type="float">
            <text:p>38445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388.333333333333" calcext:value-type="float">
            <text:p>388,33</text:p>
          </table:table-cell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36237" calcext:value-type="float">
            <text:p>36237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366.030303030303" calcext:value-type="float">
            <text:p>366,03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38701" calcext:value-type="float">
            <text:p>38701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390.919191919191" calcext:value-type="float">
            <text:p>390,92</text:p>
          </table:table-cell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36478" calcext:value-type="float">
            <text:p>36478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368.464646464647" calcext:value-type="float">
            <text:p>368,46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38956" calcext:value-type="float">
            <text:p>38956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393.494949494949" calcext:value-type="float">
            <text:p>393,49</text:p>
          </table:table-cell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36727" calcext:value-type="float">
            <text:p>36727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370.979797979798" calcext:value-type="float">
            <text:p>370,98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39211" calcext:value-type="float">
            <text:p>39211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396.070707070707" calcext:value-type="float">
            <text:p>396,07</text:p>
          </table:table-cell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36968" calcext:value-type="float">
            <text:p>36968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373.414141414142" calcext:value-type="float">
            <text:p>373,41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39467" calcext:value-type="float">
            <text:p>39467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398.656565656565" calcext:value-type="float">
            <text:p>398,66</text:p>
          </table:table-cell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37211" calcext:value-type="float">
            <text:p>37211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375.868686868687" calcext:value-type="float">
            <text:p>375,87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39723" calcext:value-type="float">
            <text:p>39723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401.242424242424" calcext:value-type="float">
            <text:p>401,24</text:p>
          </table:table-cell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37450" calcext:value-type="float">
            <text:p>37450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378.282828282828" calcext:value-type="float">
            <text:p>378,2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39979" calcext:value-type="float">
            <text:p>39979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403.828282828282" calcext:value-type="float">
            <text:p>403,83</text:p>
          </table:table-cell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37691" calcext:value-type="float">
            <text:p>37691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380.717171717172" calcext:value-type="float">
            <text:p>380,72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40235" calcext:value-type="float">
            <text:p>40235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406.414141414141" calcext:value-type="float">
            <text:p>406,41</text:p>
          </table:table-cell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37932" calcext:value-type="float">
            <text:p>37932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383.151515151515" calcext:value-type="float">
            <text:p>383,15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40497" calcext:value-type="float">
            <text:p>40497</text:p>
          </table:table-cell>
          <table:table-cell table:style-name="ce15" office:value-type="float" office:value="2.64646464646465" calcext:value-type="float">
            <text:p>2,65</text:p>
          </table:table-cell>
          <table:table-cell table:style-name="ce15" office:value-type="float" office:value="409.060606060606" calcext:value-type="float">
            <text:p>409,06</text:p>
          </table:table-cell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38177" calcext:value-type="float">
            <text:p>38177</text:p>
          </table:table-cell>
          <table:table-cell table:style-name="ce15" office:value-type="float" office:value="2.47474747474747" calcext:value-type="float">
            <text:p>2,47</text:p>
          </table:table-cell>
          <table:table-cell table:style-name="ce15" office:value-type="float" office:value="385.626262626263" calcext:value-type="float">
            <text:p>385,63</text:p>
          </table:table-cell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40793" calcext:value-type="float">
            <text:p>40793</text:p>
          </table:table-cell>
          <table:table-cell table:style-name="ce15" office:value-type="float" office:value="2.98989898989899" calcext:value-type="float">
            <text:p>2,99</text:p>
          </table:table-cell>
          <table:table-cell table:style-name="ce15" office:value-type="float" office:value="412.050505050505" calcext:value-type="float">
            <text:p>412,05</text:p>
          </table:table-cell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38419" calcext:value-type="float">
            <text:p>38419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388.070707070707" calcext:value-type="float">
            <text:p>388,07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41051" calcext:value-type="float">
            <text:p>41051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414.656565656565" calcext:value-type="float">
            <text:p>414,66</text:p>
          </table:table-cell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38662" calcext:value-type="float">
            <text:p>38662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390.525252525253" calcext:value-type="float">
            <text:p>390,53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41304" calcext:value-type="float">
            <text:p>41304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417.212121212121" calcext:value-type="float">
            <text:p>417,21</text:p>
          </table:table-cell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38902" calcext:value-type="float">
            <text:p>38902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392.949494949495" calcext:value-type="float">
            <text:p>392,9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41556" calcext:value-type="float">
            <text:p>41556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419.757575757575" calcext:value-type="float">
            <text:p>419,76</text:p>
          </table:table-cell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39146" calcext:value-type="float">
            <text:p>39146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395.414141414142" calcext:value-type="float">
            <text:p>395,41</text:p>
          </table:table-cell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41817" calcext:value-type="float">
            <text:p>41817</text:p>
          </table:table-cell>
          <table:table-cell table:style-name="ce15" office:value-type="float" office:value="2.63636363636364" calcext:value-type="float">
            <text:p>2,64</text:p>
          </table:table-cell>
          <table:table-cell table:style-name="ce15" office:value-type="float" office:value="422.393939393939" calcext:value-type="float">
            <text:p>422,39</text:p>
          </table:table-cell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39393" calcext:value-type="float">
            <text:p>39393</text:p>
          </table:table-cell>
          <table:table-cell table:style-name="ce15" office:value-type="float" office:value="2.49494949494949" calcext:value-type="float">
            <text:p>2,49</text:p>
          </table:table-cell>
          <table:table-cell table:style-name="ce15" office:value-type="float" office:value="397.909090909091" calcext:value-type="float">
            <text:p>397,91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42071" calcext:value-type="float">
            <text:p>42071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424.959595959596" calcext:value-type="float">
            <text:p>424,96</text:p>
          </table:table-cell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39646" calcext:value-type="float">
            <text:p>39646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400.464646464647" calcext:value-type="float">
            <text:p>400,46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42322" calcext:value-type="float">
            <text:p>42322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427.494949494949" calcext:value-type="float">
            <text:p>427,49</text:p>
          </table:table-cell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table:style-name="ce2" office:value-type="float" office:value="269" calcext:value-type="float">
            <text:p>269</text:p>
          </table:table-cell>
          <table:table-cell table:style-name="ce13" office:value-type="float" office:value="39915" calcext:value-type="float">
            <text:p>39915</text:p>
          </table:table-cell>
          <table:table-cell table:style-name="ce15" office:value-type="float" office:value="2.71717171717172" calcext:value-type="float">
            <text:p>2,72</text:p>
          </table:table-cell>
          <table:table-cell table:style-name="ce15" office:value-type="float" office:value="403.181818181818" calcext:value-type="float">
            <text:p>403,18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42569" calcext:value-type="float">
            <text:p>42569</text:p>
          </table:table-cell>
          <table:table-cell table:style-name="ce15" office:value-type="float" office:value="2.49494949494949" calcext:value-type="float">
            <text:p>2,49</text:p>
          </table:table-cell>
          <table:table-cell table:style-name="ce15" office:value-type="float" office:value="429.989898989899" calcext:value-type="float">
            <text:p>429,99</text:p>
          </table:table-cell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40158" calcext:value-type="float">
            <text:p>40158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405.636363636364" calcext:value-type="float">
            <text:p>405,64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42820" calcext:value-type="float">
            <text:p>42820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432.525252525252" calcext:value-type="float">
            <text:p>432,53</text:p>
          </table:table-cell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0398" calcext:value-type="float">
            <text:p>40398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408.060606060606" calcext:value-type="float">
            <text:p>408,06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43078" calcext:value-type="float">
            <text:p>43078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435.131313131313" calcext:value-type="float">
            <text:p>435,13</text:p>
          </table:table-cell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40633" calcext:value-type="float">
            <text:p>40633</text:p>
          </table:table-cell>
          <table:table-cell table:style-name="ce15" office:value-type="float" office:value="2.37373737373737" calcext:value-type="float">
            <text:p>2,37</text:p>
          </table:table-cell>
          <table:table-cell table:style-name="ce15" office:value-type="float" office:value="410.434343434344" calcext:value-type="float">
            <text:p>410,43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43327" calcext:value-type="float">
            <text:p>43327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437.646464646464" calcext:value-type="float">
            <text:p>437,65</text:p>
          </table:table-cell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0873" calcext:value-type="float">
            <text:p>40873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412.858585858586" calcext:value-type="float">
            <text:p>412,86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43574" calcext:value-type="float">
            <text:p>43574</text:p>
          </table:table-cell>
          <table:table-cell table:style-name="ce15" office:value-type="float" office:value="2.49494949494949" calcext:value-type="float">
            <text:p>2,49</text:p>
          </table:table-cell>
          <table:table-cell table:style-name="ce15" office:value-type="float" office:value="440.141414141414" calcext:value-type="float">
            <text:p>440,14</text:p>
          </table:table-cell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41114" calcext:value-type="float">
            <text:p>41114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415.292929292929" calcext:value-type="float">
            <text:p>415,29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43824" calcext:value-type="float">
            <text:p>43824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442.666666666666" calcext:value-type="float">
            <text:p>442,67</text:p>
          </table:table-cell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41360" calcext:value-type="float">
            <text:p>41360</text:p>
          </table:table-cell>
          <table:table-cell table:style-name="ce15" office:value-type="float" office:value="2.48484848484848" calcext:value-type="float">
            <text:p>2,48</text:p>
          </table:table-cell>
          <table:table-cell table:style-name="ce15" office:value-type="float" office:value="417.777777777778" calcext:value-type="float">
            <text:p>417,78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44076" calcext:value-type="float">
            <text:p>44076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445.212121212121" calcext:value-type="float">
            <text:p>445,21</text:p>
          </table:table-cell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41599" calcext:value-type="float">
            <text:p>41599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420.191919191919" calcext:value-type="float">
            <text:p>420,19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44324" calcext:value-type="float">
            <text:p>44324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447.717171717171" calcext:value-type="float">
            <text:p>447,72</text:p>
          </table:table-cell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1839" calcext:value-type="float">
            <text:p>41839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422.616161616162" calcext:value-type="float">
            <text:p>422,62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44572" calcext:value-type="float">
            <text:p>44572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450.222222222222" calcext:value-type="float">
            <text:p>450,22</text:p>
          </table:table-cell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42078" calcext:value-type="float">
            <text:p>42078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425.030303030303" calcext:value-type="float">
            <text:p>425,0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44822" calcext:value-type="float">
            <text:p>44822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452.747474747474" calcext:value-type="float">
            <text:p>452,75</text:p>
          </table:table-cell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42320" calcext:value-type="float">
            <text:p>42320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427.474747474748" calcext:value-type="float">
            <text:p>427,4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45070" calcext:value-type="float">
            <text:p>45070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455.252525252525" calcext:value-type="float">
            <text:p>455,25</text:p>
          </table:table-cell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42561" calcext:value-type="float">
            <text:p>42561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429.909090909091" calcext:value-type="float">
            <text:p>429,91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45318" calcext:value-type="float">
            <text:p>45318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457.757575757575" calcext:value-type="float">
            <text:p>457,76</text:p>
          </table:table-cell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42800" calcext:value-type="float">
            <text:p>42800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432.323232323232" calcext:value-type="float">
            <text:p>432,32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45569" calcext:value-type="float">
            <text:p>45569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460.292929292929" calcext:value-type="float">
            <text:p>460,29</text:p>
          </table:table-cell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3040" calcext:value-type="float">
            <text:p>43040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434.747474747475" calcext:value-type="float">
            <text:p>434,75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45817" calcext:value-type="float">
            <text:p>45817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462.79797979798" calcext:value-type="float">
            <text:p>462,80</text:p>
          </table:table-cell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43277" calcext:value-type="float">
            <text:p>43277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437.141414141414" calcext:value-type="float">
            <text:p>437,14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46063" calcext:value-type="float">
            <text:p>46063</text:p>
          </table:table-cell>
          <table:table-cell table:style-name="ce15" office:value-type="float" office:value="2.48484848484848" calcext:value-type="float">
            <text:p>2,48</text:p>
          </table:table-cell>
          <table:table-cell table:style-name="ce15" office:value-type="float" office:value="465.282828282828" calcext:value-type="float">
            <text:p>465,28</text:p>
          </table:table-cell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3517" calcext:value-type="float">
            <text:p>43517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439.565656565657" calcext:value-type="float">
            <text:p>439,57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46314" calcext:value-type="float">
            <text:p>46314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467.818181818182" calcext:value-type="float">
            <text:p>467,82</text:p>
          </table:table-cell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43759" calcext:value-type="float">
            <text:p>43759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442.010101010101" calcext:value-type="float">
            <text:p>442,01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46565" calcext:value-type="float">
            <text:p>46565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470.353535353535" calcext:value-type="float">
            <text:p>470,35</text:p>
          </table:table-cell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44000" calcext:value-type="float">
            <text:p>44000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444.444444444445" calcext:value-type="float">
            <text:p>444,44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46823" calcext:value-type="float">
            <text:p>46823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472.959595959596" calcext:value-type="float">
            <text:p>472,96</text:p>
          </table:table-cell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44241" calcext:value-type="float">
            <text:p>44241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446.878787878788" calcext:value-type="float">
            <text:p>446,88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47073" calcext:value-type="float">
            <text:p>47073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475.484848484848" calcext:value-type="float">
            <text:p>475,48</text:p>
          </table:table-cell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44478" calcext:value-type="float">
            <text:p>44478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449.272727272727" calcext:value-type="float">
            <text:p>449,27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47318" calcext:value-type="float">
            <text:p>47318</text:p>
          </table:table-cell>
          <table:table-cell table:style-name="ce15" office:value-type="float" office:value="2.47474747474747" calcext:value-type="float">
            <text:p>2,47</text:p>
          </table:table-cell>
          <table:table-cell table:style-name="ce15" office:value-type="float" office:value="477.959595959596" calcext:value-type="float">
            <text:p>477,96</text:p>
          </table:table-cell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4718" calcext:value-type="float">
            <text:p>44718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451.69696969697" calcext:value-type="float">
            <text:p>451,70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47570" calcext:value-type="float">
            <text:p>47570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480.50505050505" calcext:value-type="float">
            <text:p>480,51</text:p>
          </table:table-cell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44957" calcext:value-type="float">
            <text:p>44957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454.111111111111" calcext:value-type="float">
            <text:p>454,11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47822" calcext:value-type="float">
            <text:p>47822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483.050505050505" calcext:value-type="float">
            <text:p>483,05</text:p>
          </table:table-cell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45196" calcext:value-type="float">
            <text:p>45196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456.525252525253" calcext:value-type="float">
            <text:p>456,53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48075" calcext:value-type="float">
            <text:p>48075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485.60606060606" calcext:value-type="float">
            <text:p>485,61</text:p>
          </table:table-cell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45435" calcext:value-type="float">
            <text:p>45435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458.939393939394" calcext:value-type="float">
            <text:p>458,94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48329" calcext:value-type="float">
            <text:p>48329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488.171717171717" calcext:value-type="float">
            <text:p>488,17</text:p>
          </table:table-cell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45673" calcext:value-type="float">
            <text:p>45673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461.343434343434" calcext:value-type="float">
            <text:p>461,34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48581" calcext:value-type="float">
            <text:p>48581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490.717171717172" calcext:value-type="float">
            <text:p>490,72</text:p>
          </table:table-cell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45911" calcext:value-type="float">
            <text:p>45911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463.747474747475" calcext:value-type="float">
            <text:p>463,75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48836" calcext:value-type="float">
            <text:p>48836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493.292929292929" calcext:value-type="float">
            <text:p>493,29</text:p>
          </table:table-cell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6151" calcext:value-type="float">
            <text:p>46151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466.171717171717" calcext:value-type="float">
            <text:p>466,17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49088" calcext:value-type="float">
            <text:p>49088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495.838383838384" calcext:value-type="float">
            <text:p>495,84</text:p>
          </table:table-cell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46388" calcext:value-type="float">
            <text:p>46388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468.565656565657" calcext:value-type="float">
            <text:p>468,57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49342" calcext:value-type="float">
            <text:p>49342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498.40404040404" calcext:value-type="float">
            <text:p>498,40</text:p>
          </table:table-cell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6628" calcext:value-type="float">
            <text:p>46628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470.989898989899" calcext:value-type="float">
            <text:p>470,99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49594" calcext:value-type="float">
            <text:p>49594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500.949494949495" calcext:value-type="float">
            <text:p>500,95</text:p>
          </table:table-cell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46865" calcext:value-type="float">
            <text:p>46865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473.383838383838" calcext:value-type="float">
            <text:p>473,38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49847" calcext:value-type="float">
            <text:p>49847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503.50505050505" calcext:value-type="float">
            <text:p>503,51</text:p>
          </table:table-cell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47104" calcext:value-type="float">
            <text:p>47104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475.79797979798" calcext:value-type="float">
            <text:p>475,80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50101" calcext:value-type="float">
            <text:p>50101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506.070707070707" calcext:value-type="float">
            <text:p>506,07</text:p>
          </table:table-cell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47340" calcext:value-type="float">
            <text:p>47340</text:p>
          </table:table-cell>
          <table:table-cell table:style-name="ce15" office:value-type="float" office:value="2.38383838383838" calcext:value-type="float">
            <text:p>2,38</text:p>
          </table:table-cell>
          <table:table-cell table:style-name="ce15" office:value-type="float" office:value="478.181818181818" calcext:value-type="float">
            <text:p>478,18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50356" calcext:value-type="float">
            <text:p>50356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508.646464646465" calcext:value-type="float">
            <text:p>508,65</text:p>
          </table:table-cell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47583" calcext:value-type="float">
            <text:p>47583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480.636363636364" calcext:value-type="float">
            <text:p>480,64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50612" calcext:value-type="float">
            <text:p>50612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511.232323232323" calcext:value-type="float">
            <text:p>511,23</text:p>
          </table:table-cell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7823" calcext:value-type="float">
            <text:p>47823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483.060606060606" calcext:value-type="float">
            <text:p>483,06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50870" calcext:value-type="float">
            <text:p>50870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513.838383838384" calcext:value-type="float">
            <text:p>513,84</text:p>
          </table:table-cell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48066" calcext:value-type="float">
            <text:p>48066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485.515151515152" calcext:value-type="float">
            <text:p>485,52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51168" calcext:value-type="float">
            <text:p>51168</text:p>
          </table:table-cell>
          <table:table-cell table:style-name="ce15" office:value-type="float" office:value="3.01010101010101" calcext:value-type="float">
            <text:p>3,01</text:p>
          </table:table-cell>
          <table:table-cell table:style-name="ce15" office:value-type="float" office:value="516.848484848485" calcext:value-type="float">
            <text:p>516,85</text:p>
          </table:table-cell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48308" calcext:value-type="float">
            <text:p>48308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487.959595959596" calcext:value-type="float">
            <text:p>487,96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51427" calcext:value-type="float">
            <text:p>51427</text:p>
          </table:table-cell>
          <table:table-cell table:style-name="ce15" office:value-type="float" office:value="2.61616161616162" calcext:value-type="float">
            <text:p>2,62</text:p>
          </table:table-cell>
          <table:table-cell table:style-name="ce15" office:value-type="float" office:value="519.464646464646" calcext:value-type="float">
            <text:p>519,46</text:p>
          </table:table-cell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48547" calcext:value-type="float">
            <text:p>48547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490.373737373737" calcext:value-type="float">
            <text:p>490,37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51681" calcext:value-type="float">
            <text:p>51681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522.030303030303" calcext:value-type="float">
            <text:p>522,03</text:p>
          </table:table-cell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48788" calcext:value-type="float">
            <text:p>48788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492.808080808081" calcext:value-type="float">
            <text:p>492,81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51935" calcext:value-type="float">
            <text:p>51935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524.595959595959" calcext:value-type="float">
            <text:p>524,60</text:p>
          </table:table-cell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49027" calcext:value-type="float">
            <text:p>49027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495.222222222222" calcext:value-type="float">
            <text:p>495,22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52188" calcext:value-type="float">
            <text:p>52188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527.151515151515" calcext:value-type="float">
            <text:p>527,15</text:p>
          </table:table-cell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49268" calcext:value-type="float">
            <text:p>49268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497.656565656566" calcext:value-type="float">
            <text:p>497,66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52442" calcext:value-type="float">
            <text:p>52442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529.717171717172" calcext:value-type="float">
            <text:p>529,72</text:p>
          </table:table-cell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9508" calcext:value-type="float">
            <text:p>49508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500.080808080808" calcext:value-type="float">
            <text:p>500,08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52694" calcext:value-type="float">
            <text:p>52694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532.262626262626" calcext:value-type="float">
            <text:p>532,26</text:p>
          </table:table-cell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49757" calcext:value-type="float">
            <text:p>49757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502.59595959596" calcext:value-type="float">
            <text:p>502,60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52942" calcext:value-type="float">
            <text:p>52942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534.767676767677" calcext:value-type="float">
            <text:p>534,77</text:p>
          </table:table-cell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49992" calcext:value-type="float">
            <text:p>49992</text:p>
          </table:table-cell>
          <table:table-cell table:style-name="ce15" office:value-type="float" office:value="2.37373737373737" calcext:value-type="float">
            <text:p>2,37</text:p>
          </table:table-cell>
          <table:table-cell table:style-name="ce15" office:value-type="float" office:value="504.969696969697" calcext:value-type="float">
            <text:p>504,97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53196" calcext:value-type="float">
            <text:p>53196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537.333333333333" calcext:value-type="float">
            <text:p>537,33</text:p>
          </table:table-cell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50231" calcext:value-type="float">
            <text:p>50231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507.383838383838" calcext:value-type="float">
            <text:p>507,38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53449" calcext:value-type="float">
            <text:p>53449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539.888888888889" calcext:value-type="float">
            <text:p>539,89</text:p>
          </table:table-cell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50468" calcext:value-type="float">
            <text:p>50468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509.777777777778" calcext:value-type="float">
            <text:p>509,78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53698" calcext:value-type="float">
            <text:p>53698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542.40404040404" calcext:value-type="float">
            <text:p>542,40</text:p>
          </table:table-cell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50706" calcext:value-type="float">
            <text:p>50706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512.181818181818" calcext:value-type="float">
            <text:p>512,18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3948" calcext:value-type="float">
            <text:p>53948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544.929292929293" calcext:value-type="float">
            <text:p>544,93</text:p>
          </table:table-cell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50948" calcext:value-type="float">
            <text:p>50948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514.626262626263" calcext:value-type="float">
            <text:p>514,63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54196" calcext:value-type="float">
            <text:p>54196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547.434343434343" calcext:value-type="float">
            <text:p>547,43</text:p>
          </table:table-cell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51190" calcext:value-type="float">
            <text:p>51190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517.070707070707" calcext:value-type="float">
            <text:p>517,07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54447" calcext:value-type="float">
            <text:p>54447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549.969696969697" calcext:value-type="float">
            <text:p>549,97</text:p>
          </table:table-cell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51429" calcext:value-type="float">
            <text:p>51429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519.484848484849" calcext:value-type="float">
            <text:p>519,48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54696" calcext:value-type="float">
            <text:p>54696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552.484848484848" calcext:value-type="float">
            <text:p>552,48</text:p>
          </table:table-cell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51671" calcext:value-type="float">
            <text:p>51671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521.929292929293" calcext:value-type="float">
            <text:p>521,93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54951" calcext:value-type="float">
            <text:p>54951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555.060606060606" calcext:value-type="float">
            <text:p>555,06</text:p>
          </table:table-cell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51915" calcext:value-type="float">
            <text:p>51915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524.393939393939" calcext:value-type="float">
            <text:p>524,39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55203" calcext:value-type="float">
            <text:p>55203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557.60606060606" calcext:value-type="float">
            <text:p>557,61</text:p>
          </table:table-cell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52158" calcext:value-type="float">
            <text:p>52158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526.848484848485" calcext:value-type="float">
            <text:p>526,85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55457" calcext:value-type="float">
            <text:p>55457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560.171717171717" calcext:value-type="float">
            <text:p>560,17</text:p>
          </table:table-cell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52400" calcext:value-type="float">
            <text:p>52400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529.292929292929" calcext:value-type="float">
            <text:p>529,29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55710" calcext:value-type="float">
            <text:p>55710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562.727272727273" calcext:value-type="float">
            <text:p>562,73</text:p>
          </table:table-cell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52644" calcext:value-type="float">
            <text:p>52644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531.757575757576" calcext:value-type="float">
            <text:p>531,76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5960" calcext:value-type="float">
            <text:p>55960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565.252525252525" calcext:value-type="float">
            <text:p>565,25</text:p>
          </table:table-cell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52886" calcext:value-type="float">
            <text:p>52886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534.20202020202" calcext:value-type="float">
            <text:p>534,2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6210" calcext:value-type="float">
            <text:p>56210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567.777777777778" calcext:value-type="float">
            <text:p>567,78</text:p>
          </table:table-cell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53129" calcext:value-type="float">
            <text:p>53129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536.656565656566" calcext:value-type="float">
            <text:p>536,66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56461" calcext:value-type="float">
            <text:p>56461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570.313131313131" calcext:value-type="float">
            <text:p>570,31</text:p>
          </table:table-cell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53370" calcext:value-type="float">
            <text:p>53370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539.090909090909" calcext:value-type="float">
            <text:p>539,09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56714" calcext:value-type="float">
            <text:p>56714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572.868686868687" calcext:value-type="float">
            <text:p>572,87</text:p>
          </table:table-cell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53613" calcext:value-type="float">
            <text:p>53613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541.545454545455" calcext:value-type="float">
            <text:p>541,55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56965" calcext:value-type="float">
            <text:p>56965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575.40404040404" calcext:value-type="float">
            <text:p>575,40</text:p>
          </table:table-cell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472" calcext:value-type="float">
            <text:p>472</text:p>
          </table:table-cell>
          <table:table-cell table:style-name="ce13" office:value-type="float" office:value="54085" calcext:value-type="float">
            <text:p>54085</text:p>
          </table:table-cell>
          <table:table-cell table:style-name="ce15" office:value-type="float" office:value="4.76767676767677" calcext:value-type="float">
            <text:p>4,77</text:p>
          </table:table-cell>
          <table:table-cell table:style-name="ce15" office:value-type="float" office:value="546.313131313131" calcext:value-type="float">
            <text:p>546,31</text:p>
          </table:table-cell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57445" calcext:value-type="float">
            <text:p>57445</text:p>
          </table:table-cell>
          <table:table-cell table:style-name="ce15" office:value-type="float" office:value="4.84848484848485" calcext:value-type="float">
            <text:p>4,85</text:p>
          </table:table-cell>
          <table:table-cell table:style-name="ce15" office:value-type="float" office:value="580.252525252525" calcext:value-type="float">
            <text:p>580,25</text:p>
          </table:table-cell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54325" calcext:value-type="float">
            <text:p>54325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548.737373737374" calcext:value-type="float">
            <text:p>548,74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57699" calcext:value-type="float">
            <text:p>57699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582.818181818182" calcext:value-type="float">
            <text:p>582,82</text:p>
          </table:table-cell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54567" calcext:value-type="float">
            <text:p>54567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551.181818181818" calcext:value-type="float">
            <text:p>551,18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57956" calcext:value-type="float">
            <text:p>57956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585.414141414141" calcext:value-type="float">
            <text:p>585,41</text:p>
          </table:table-cell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54812" calcext:value-type="float">
            <text:p>54812</text:p>
          </table:table-cell>
          <table:table-cell table:style-name="ce15" office:value-type="float" office:value="2.47474747474747" calcext:value-type="float">
            <text:p>2,47</text:p>
          </table:table-cell>
          <table:table-cell table:style-name="ce15" office:value-type="float" office:value="553.656565656566" calcext:value-type="float">
            <text:p>553,66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58211" calcext:value-type="float">
            <text:p>58211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587.989898989899" calcext:value-type="float">
            <text:p>587,99</text:p>
          </table:table-cell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55058" calcext:value-type="float">
            <text:p>55058</text:p>
          </table:table-cell>
          <table:table-cell table:style-name="ce15" office:value-type="float" office:value="2.48484848484848" calcext:value-type="float">
            <text:p>2,48</text:p>
          </table:table-cell>
          <table:table-cell table:style-name="ce15" office:value-type="float" office:value="556.141414141414" calcext:value-type="float">
            <text:p>556,14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58469" calcext:value-type="float">
            <text:p>58469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590.59595959596" calcext:value-type="float">
            <text:p>590,60</text:p>
          </table:table-cell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55301" calcext:value-type="float">
            <text:p>55301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558.59595959596" calcext:value-type="float">
            <text:p>558,60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58727" calcext:value-type="float">
            <text:p>58727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593.20202020202" calcext:value-type="float">
            <text:p>593,20</text:p>
          </table:table-cell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55550" calcext:value-type="float">
            <text:p>55550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561.111111111111" calcext:value-type="float">
            <text:p>561,11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58983" calcext:value-type="float">
            <text:p>58983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595.787878787879" calcext:value-type="float">
            <text:p>595,79</text:p>
          </table:table-cell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table:style-name="ce2" office:value-type="float" office:value="269" calcext:value-type="float">
            <text:p>269</text:p>
          </table:table-cell>
          <table:table-cell table:style-name="ce13" office:value-type="float" office:value="55819" calcext:value-type="float">
            <text:p>55819</text:p>
          </table:table-cell>
          <table:table-cell table:style-name="ce15" office:value-type="float" office:value="2.71717171717172" calcext:value-type="float">
            <text:p>2,72</text:p>
          </table:table-cell>
          <table:table-cell table:style-name="ce15" office:value-type="float" office:value="563.828282828283" calcext:value-type="float">
            <text:p>563,83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59243" calcext:value-type="float">
            <text:p>59243</text:p>
          </table:table-cell>
          <table:table-cell table:style-name="ce15" office:value-type="float" office:value="2.62626262626263" calcext:value-type="float">
            <text:p>2,63</text:p>
          </table:table-cell>
          <table:table-cell table:style-name="ce15" office:value-type="float" office:value="598.414141414141" calcext:value-type="float">
            <text:p>598,41</text:p>
          </table:table-cell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56057" calcext:value-type="float">
            <text:p>56057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566.232323232323" calcext:value-type="float">
            <text:p>566,23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59499" calcext:value-type="float">
            <text:p>59499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601" calcext:value-type="float">
            <text:p>601,00</text:p>
          </table:table-cell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56294" calcext:value-type="float">
            <text:p>56294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568.626262626263" calcext:value-type="float">
            <text:p>568,63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59754" calcext:value-type="float">
            <text:p>59754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603.575757575758" calcext:value-type="float">
            <text:p>603,58</text:p>
          </table:table-cell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56533" calcext:value-type="float">
            <text:p>56533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571.040404040404" calcext:value-type="float">
            <text:p>571,04</text:p>
          </table:table-cell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60015" calcext:value-type="float">
            <text:p>60015</text:p>
          </table:table-cell>
          <table:table-cell table:style-name="ce15" office:value-type="float" office:value="2.63636363636364" calcext:value-type="float">
            <text:p>2,64</text:p>
          </table:table-cell>
          <table:table-cell table:style-name="ce15" office:value-type="float" office:value="606.212121212121" calcext:value-type="float">
            <text:p>606,21</text:p>
          </table:table-cell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56774" calcext:value-type="float">
            <text:p>56774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573.474747474748" calcext:value-type="float">
            <text:p>573,47</text:p>
          </table:table-cell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60276" calcext:value-type="float">
            <text:p>60276</text:p>
          </table:table-cell>
          <table:table-cell table:style-name="ce15" office:value-type="float" office:value="2.63636363636364" calcext:value-type="float">
            <text:p>2,64</text:p>
          </table:table-cell>
          <table:table-cell table:style-name="ce15" office:value-type="float" office:value="608.848484848485" calcext:value-type="float">
            <text:p>608,85</text:p>
          </table:table-cell>
        </table:table-row>
        <table:table-row table:style-name="ro1">
          <table:table-cell table:number-columns-repeated="2" table:style-name="ce13" office:value-type="float" office:value="236" calcext:value-type="float">
            <text:p>236</text:p>
          </table:table-cell>
          <table:table-cell table:style-name="ce13" office:value-type="float" office:value="57010" calcext:value-type="float">
            <text:p>57010</text:p>
          </table:table-cell>
          <table:table-cell table:style-name="ce15" office:value-type="float" office:value="2.38383838383838" calcext:value-type="float">
            <text:p>2,38</text:p>
          </table:table-cell>
          <table:table-cell table:style-name="ce15" office:value-type="float" office:value="575.858585858586" calcext:value-type="float">
            <text:p>575,86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60534" calcext:value-type="float">
            <text:p>60534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611.454545454545" calcext:value-type="float">
            <text:p>611,45</text:p>
          </table:table-cell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57249" calcext:value-type="float">
            <text:p>57249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578.272727272727" calcext:value-type="float">
            <text:p>578,27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60794" calcext:value-type="float">
            <text:p>60794</text:p>
          </table:table-cell>
          <table:table-cell table:style-name="ce15" office:value-type="float" office:value="2.62626262626263" calcext:value-type="float">
            <text:p>2,63</text:p>
          </table:table-cell>
          <table:table-cell table:style-name="ce15" office:value-type="float" office:value="614.080808080808" calcext:value-type="float">
            <text:p>614,08</text:p>
          </table:table-cell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57491" calcext:value-type="float">
            <text:p>57491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580.717171717172" calcext:value-type="float">
            <text:p>580,72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61054" calcext:value-type="float">
            <text:p>61054</text:p>
          </table:table-cell>
          <table:table-cell table:style-name="ce15" office:value-type="float" office:value="2.62626262626263" calcext:value-type="float">
            <text:p>2,63</text:p>
          </table:table-cell>
          <table:table-cell table:style-name="ce15" office:value-type="float" office:value="616.707070707071" calcext:value-type="float">
            <text:p>616,71</text:p>
          </table:table-cell>
        </table:table-row>
        <table:table-row table:style-name="ro1">
          <table:table-cell table:number-columns-repeated="2" table:style-name="ce13" office:value-type="float" office:value="239" calcext:value-type="float">
            <text:p>239</text:p>
          </table:table-cell>
          <table:table-cell table:style-name="ce13" office:value-type="float" office:value="57730" calcext:value-type="float">
            <text:p>57730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583.131313131313" calcext:value-type="float">
            <text:p>583,13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61316" calcext:value-type="float">
            <text:p>61316</text:p>
          </table:table-cell>
          <table:table-cell table:style-name="ce15" office:value-type="float" office:value="2.64646464646465" calcext:value-type="float">
            <text:p>2,65</text:p>
          </table:table-cell>
          <table:table-cell table:style-name="ce15" office:value-type="float" office:value="619.353535353535" calcext:value-type="float">
            <text:p>619,35</text:p>
          </table:table-cell>
        </table:table-row>
        <table:table-row table:style-name="ro1">
          <table:table-cell table:number-columns-repeated="2" table:style-name="ce13" office:value-type="float" office:value="240" calcext:value-type="float">
            <text:p>240</text:p>
          </table:table-cell>
          <table:table-cell table:style-name="ce13" office:value-type="float" office:value="57970" calcext:value-type="float">
            <text:p>57970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585.555555555556" calcext:value-type="float">
            <text:p>585,56</text:p>
          </table:table-cell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61620" calcext:value-type="float">
            <text:p>61620</text:p>
          </table:table-cell>
          <table:table-cell table:style-name="ce15" office:value-type="float" office:value="3.07070707070707" calcext:value-type="float">
            <text:p>3,07</text:p>
          </table:table-cell>
          <table:table-cell table:style-name="ce15" office:value-type="float" office:value="622.424242424242" calcext:value-type="float">
            <text:p>622,42</text:p>
          </table:table-cell>
        </table:table-row>
        <table:table-row table:style-name="ro1">
          <table:table-cell table:number-columns-repeated="2" table:style-name="ce13" office:value-type="float" office:value="241" calcext:value-type="float">
            <text:p>241</text:p>
          </table:table-cell>
          <table:table-cell table:style-name="ce13" office:value-type="float" office:value="58211" calcext:value-type="float">
            <text:p>58211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587.989898989899" calcext:value-type="float">
            <text:p>587,99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61879" calcext:value-type="float">
            <text:p>61879</text:p>
          </table:table-cell>
          <table:table-cell table:style-name="ce15" office:value-type="float" office:value="2.61616161616162" calcext:value-type="float">
            <text:p>2,62</text:p>
          </table:table-cell>
          <table:table-cell table:style-name="ce15" office:value-type="float" office:value="625.040404040404" calcext:value-type="float">
            <text:p>625,04</text:p>
          </table:table-cell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58450" calcext:value-type="float">
            <text:p>58450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590.404040404041" calcext:value-type="float">
            <text:p>590,40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62130" calcext:value-type="float">
            <text:p>62130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627.575757575758" calcext:value-type="float">
            <text:p>627,58</text:p>
          </table:table-cell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58690" calcext:value-type="float">
            <text:p>58690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592.828282828283" calcext:value-type="float">
            <text:p>592,8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62380" calcext:value-type="float">
            <text:p>62380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630.10101010101" calcext:value-type="float">
            <text:p>630,10</text:p>
          </table:table-cell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58929" calcext:value-type="float">
            <text:p>58929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595.242424242424" calcext:value-type="float">
            <text:p>595,24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62632" calcext:value-type="float">
            <text:p>62632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632.646464646465" calcext:value-type="float">
            <text:p>632,65</text:p>
          </table:table-cell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59173" calcext:value-type="float">
            <text:p>59173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597.707070707071" calcext:value-type="float">
            <text:p>597,71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62884" calcext:value-type="float">
            <text:p>62884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635.191919191919" calcext:value-type="float">
            <text:p>635,19</text:p>
          </table:table-cell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59643" calcext:value-type="float">
            <text:p>59643</text:p>
          </table:table-cell>
          <table:table-cell table:style-name="ce15" office:value-type="float" office:value="4.74747474747475" calcext:value-type="float">
            <text:p>4,75</text:p>
          </table:table-cell>
          <table:table-cell table:style-name="ce15" office:value-type="float" office:value="602.454545454546" calcext:value-type="float">
            <text:p>602,45</text:p>
          </table:table-cell>
          <table:table-cell table:style-name="ce13" office:value-type="float" office:value="477" calcext:value-type="float">
            <text:p>477</text:p>
          </table:table-cell>
          <table:table-cell table:style-name="ce13" office:value-type="float" office:value="63361" calcext:value-type="float">
            <text:p>63361</text:p>
          </table:table-cell>
          <table:table-cell table:style-name="ce15" office:value-type="float" office:value="4.81818181818182" calcext:value-type="float">
            <text:p>4,82</text:p>
          </table:table-cell>
          <table:table-cell table:style-name="ce15" office:value-type="float" office:value="640.010101010101" calcext:value-type="float">
            <text:p>640,01</text:p>
          </table:table-cell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59885" calcext:value-type="float">
            <text:p>59885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04.89898989899" calcext:value-type="float">
            <text:p>604,9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63611" calcext:value-type="float">
            <text:p>63611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642.535353535353" calcext:value-type="float">
            <text:p>642,54</text:p>
          </table:table-cell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60052" calcext:value-type="float">
            <text:p>60052</text:p>
          </table:table-cell>
          <table:table-cell table:style-name="ce15" office:value-type="float" office:value="1.68686868686869" calcext:value-type="float">
            <text:p>1,69</text:p>
          </table:table-cell>
          <table:table-cell table:style-name="ce15" office:value-type="float" office:value="606.585858585859" calcext:value-type="float">
            <text:p>606,59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63784" calcext:value-type="float">
            <text:p>63784</text:p>
          </table:table-cell>
          <table:table-cell table:style-name="ce15" office:value-type="float" office:value="1.74747474747475" calcext:value-type="float">
            <text:p>1,75</text:p>
          </table:table-cell>
          <table:table-cell table:style-name="ce15" office:value-type="float" office:value="644.282828282828" calcext:value-type="float">
            <text:p>644,28</text:p>
          </table:table-cell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60290" calcext:value-type="float">
            <text:p>60290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608.989898989899" calcext:value-type="float">
            <text:p>608,99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64035" calcext:value-type="float">
            <text:p>64035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646.818181818182" calcext:value-type="float">
            <text:p>646,82</text:p>
          </table:table-cell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60513" calcext:value-type="float">
            <text:p>60513</text:p>
          </table:table-cell>
          <table:table-cell table:style-name="ce15" office:value-type="float" office:value="2.25252525252525" calcext:value-type="float">
            <text:p>2,25</text:p>
          </table:table-cell>
          <table:table-cell table:style-name="ce15" office:value-type="float" office:value="611.242424242424" calcext:value-type="float">
            <text:p>611,24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64270" calcext:value-type="float">
            <text:p>64270</text:p>
          </table:table-cell>
          <table:table-cell table:style-name="ce15" office:value-type="float" office:value="2.37373737373737" calcext:value-type="float">
            <text:p>2,37</text:p>
          </table:table-cell>
          <table:table-cell table:style-name="ce15" office:value-type="float" office:value="649.191919191919" calcext:value-type="float">
            <text:p>649,19</text:p>
          </table:table-cell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60753" calcext:value-type="float">
            <text:p>60753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613.666666666667" calcext:value-type="float">
            <text:p>613,67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64520" calcext:value-type="float">
            <text:p>64520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651.717171717172" calcext:value-type="float">
            <text:p>651,72</text:p>
          </table:table-cell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60994" calcext:value-type="float">
            <text:p>60994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616.10101010101" calcext:value-type="float">
            <text:p>616,1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64769" calcext:value-type="float">
            <text:p>64769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654.232323232323" calcext:value-type="float">
            <text:p>654,23</text:p>
          </table:table-cell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61235" calcext:value-type="float">
            <text:p>61235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618.535353535354" calcext:value-type="float">
            <text:p>618,54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65019" calcext:value-type="float">
            <text:p>65019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656.757575757576" calcext:value-type="float">
            <text:p>656,76</text:p>
          </table:table-cell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61474" calcext:value-type="float">
            <text:p>61474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620.949494949495" calcext:value-type="float">
            <text:p>620,95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65267" calcext:value-type="float">
            <text:p>65267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659.262626262626" calcext:value-type="float">
            <text:p>659,26</text:p>
          </table:table-cell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61713" calcext:value-type="float">
            <text:p>61713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623.363636363637" calcext:value-type="float">
            <text:p>623,36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65516" calcext:value-type="float">
            <text:p>65516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661.777777777778" calcext:value-type="float">
            <text:p>661,78</text:p>
          </table:table-cell>
        </table:table-row>
        <table:table-row table:style-name="ro1"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61949" calcext:value-type="float">
            <text:p>61949</text:p>
          </table:table-cell>
          <table:table-cell table:style-name="ce15" office:value-type="float" office:value="2.38383838383838" calcext:value-type="float">
            <text:p>2,38</text:p>
          </table:table-cell>
          <table:table-cell table:style-name="ce15" office:value-type="float" office:value="625.747474747475" calcext:value-type="float">
            <text:p>625,7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65768" calcext:value-type="float">
            <text:p>65768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664.323232323232" calcext:value-type="float">
            <text:p>664,32</text:p>
          </table:table-cell>
        </table:table-row>
        <table:table-row table:style-name="ro1"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62201" calcext:value-type="float">
            <text:p>62201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628.292929292929" calcext:value-type="float">
            <text:p>628,29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66016" calcext:value-type="float">
            <text:p>66016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666.828282828283" calcext:value-type="float">
            <text:p>666,83</text:p>
          </table:table-cell>
        </table:table-row>
        <table:table-row table:style-name="ro1"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62442" calcext:value-type="float">
            <text:p>62442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630.727272727273" calcext:value-type="float">
            <text:p>630,73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66271" calcext:value-type="float">
            <text:p>66271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669.40404040404" calcext:value-type="float">
            <text:p>669,40</text:p>
          </table:table-cell>
        </table:table-row>
        <table:table-row table:style-name="ro1"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62681" calcext:value-type="float">
            <text:p>62681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633.141414141414" calcext:value-type="float">
            <text:p>633,14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66520" calcext:value-type="float">
            <text:p>66520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671.919191919192" calcext:value-type="float">
            <text:p>671,92</text:p>
          </table:table-cell>
        </table:table-row>
        <table:table-row table:style-name="ro1"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62919" calcext:value-type="float">
            <text:p>62919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635.545454545455" calcext:value-type="float">
            <text:p>635,55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66768" calcext:value-type="float">
            <text:p>66768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674.424242424242" calcext:value-type="float">
            <text:p>674,42</text:p>
          </table:table-cell>
        </table:table-row>
        <table:table-row table:style-name="ro1"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63155" calcext:value-type="float">
            <text:p>63155</text:p>
          </table:table-cell>
          <table:table-cell table:style-name="ce15" office:value-type="float" office:value="2.38383838383838" calcext:value-type="float">
            <text:p>2,38</text:p>
          </table:table-cell>
          <table:table-cell table:style-name="ce15" office:value-type="float" office:value="637.929292929293" calcext:value-type="float">
            <text:p>637,9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67018" calcext:value-type="float">
            <text:p>67018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676.949494949495" calcext:value-type="float">
            <text:p>676,95</text:p>
          </table:table-cell>
        </table:table-row>
        <table:table-row table:style-name="ro1"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63393" calcext:value-type="float">
            <text:p>63393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640.333333333333" calcext:value-type="float">
            <text:p>640,33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67271" calcext:value-type="float">
            <text:p>67271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679.50505050505" calcext:value-type="float">
            <text:p>679,51</text:p>
          </table:table-cell>
        </table:table-row>
        <table:table-row table:style-name="ro1">
          <table:table-cell table:style-name="ce13" office:value-type="float" office:value="263" calcext:value-type="float">
            <text:p>263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3635" calcext:value-type="float">
            <text:p>63635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42.777777777778" calcext:value-type="float">
            <text:p>642,78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67522" calcext:value-type="float">
            <text:p>67522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682.040404040404" calcext:value-type="float">
            <text:p>682,04</text:p>
          </table:table-cell>
        </table:table-row>
        <table:table-row table:style-name="ro1"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3877" calcext:value-type="float">
            <text:p>63877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45.222222222222" calcext:value-type="float">
            <text:p>645,2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67772" calcext:value-type="float">
            <text:p>67772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684.565656565657" calcext:value-type="float">
            <text:p>684,57</text:p>
          </table:table-cell>
        </table:table-row>
        <table:table-row table:style-name="ro1"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64117" calcext:value-type="float">
            <text:p>64117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647.646464646465" calcext:value-type="float">
            <text:p>647,6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68024" calcext:value-type="float">
            <text:p>68024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687.111111111111" calcext:value-type="float">
            <text:p>687,11</text:p>
          </table:table-cell>
        </table:table-row>
        <table:table-row table:style-name="ro1"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64356" calcext:value-type="float">
            <text:p>64356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650.060606060606" calcext:value-type="float">
            <text:p>650,06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68274" calcext:value-type="float">
            <text:p>68274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689.636363636364" calcext:value-type="float">
            <text:p>689,64</text:p>
          </table:table-cell>
        </table:table-row>
        <table:table-row table:style-name="ro1"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64597" calcext:value-type="float">
            <text:p>64597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652.49494949495" calcext:value-type="float">
            <text:p>652,49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68530" calcext:value-type="float">
            <text:p>68530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692.222222222222" calcext:value-type="float">
            <text:p>692,22</text:p>
          </table:table-cell>
        </table:table-row>
        <table:table-row table:style-name="ro1"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64836" calcext:value-type="float">
            <text:p>64836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654.909090909091" calcext:value-type="float">
            <text:p>654,91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68785" calcext:value-type="float">
            <text:p>68785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694.79797979798" calcext:value-type="float">
            <text:p>694,80</text:p>
          </table:table-cell>
        </table:table-row>
        <table:table-row table:style-name="ro1">
          <table:table-cell table:style-name="ce13" office:value-type="float" office:value="269" calcext:value-type="float">
            <text:p>26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65076" calcext:value-type="float">
            <text:p>65076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657.333333333333" calcext:value-type="float">
            <text:p>657,33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69041" calcext:value-type="float">
            <text:p>69041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697.383838383838" calcext:value-type="float">
            <text:p>697,38</text:p>
          </table:table-cell>
        </table:table-row>
        <table:table-row table:style-name="ro1"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5318" calcext:value-type="float">
            <text:p>65318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59.777777777778" calcext:value-type="float">
            <text:p>659,78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69295" calcext:value-type="float">
            <text:p>69295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699.949494949495" calcext:value-type="float">
            <text:p>699,95</text:p>
          </table:table-cell>
        </table:table-row>
        <table:table-row table:style-name="ro1"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65558" calcext:value-type="float">
            <text:p>65558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662.20202020202" calcext:value-type="float">
            <text:p>662,20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69550" calcext:value-type="float">
            <text:p>69550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702.525252525252" calcext:value-type="float">
            <text:p>702,53</text:p>
          </table:table-cell>
        </table:table-row>
        <table:table-row table:style-name="ro1">
          <table:table-cell table:style-name="ce13" office:value-type="float" office:value="272" calcext:value-type="float">
            <text:p>272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5800" calcext:value-type="float">
            <text:p>65800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64.646464646465" calcext:value-type="float">
            <text:p>664,65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69808" calcext:value-type="float">
            <text:p>69808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705.131313131313" calcext:value-type="float">
            <text:p>705,13</text:p>
          </table:table-cell>
        </table:table-row>
        <table:table-row table:style-name="ro1">
          <table:table-cell table:style-name="ce13" office:value-type="float" office:value="273" calcext:value-type="float">
            <text:p>273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66044" calcext:value-type="float">
            <text:p>66044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667.111111111111" calcext:value-type="float">
            <text:p>667,11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70065" calcext:value-type="float">
            <text:p>70065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707.727272727273" calcext:value-type="float">
            <text:p>707,73</text:p>
          </table:table-cell>
        </table:table-row>
        <table:table-row table:style-name="ro1"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6286" calcext:value-type="float">
            <text:p>66286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69.555555555556" calcext:value-type="float">
            <text:p>669,56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70323" calcext:value-type="float">
            <text:p>70323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710.333333333333" calcext:value-type="float">
            <text:p>710,33</text:p>
          </table:table-cell>
        </table:table-row>
        <table:table-row table:style-name="ro1">
          <table:table-cell table:style-name="ce13" office:value-type="float" office:value="275" calcext:value-type="float">
            <text:p>275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6528" calcext:value-type="float">
            <text:p>66528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72" calcext:value-type="float">
            <text:p>672,00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70581" calcext:value-type="float">
            <text:p>70581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712.939393939394" calcext:value-type="float">
            <text:p>712,94</text:p>
          </table:table-cell>
        </table:table-row>
        <table:table-row table:style-name="ro1"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66767" calcext:value-type="float">
            <text:p>66767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674.414141414141" calcext:value-type="float">
            <text:p>674,41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70840" calcext:value-type="float">
            <text:p>70840</text:p>
          </table:table-cell>
          <table:table-cell table:style-name="ce15" office:value-type="float" office:value="2.61616161616162" calcext:value-type="float">
            <text:p>2,62</text:p>
          </table:table-cell>
          <table:table-cell table:style-name="ce15" office:value-type="float" office:value="715.555555555556" calcext:value-type="float">
            <text:p>715,56</text:p>
          </table:table-cell>
        </table:table-row>
        <table:table-row table:style-name="ro1"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67007" calcext:value-type="float">
            <text:p>67007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676.838383838384" calcext:value-type="float">
            <text:p>676,84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71096" calcext:value-type="float">
            <text:p>71096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718.141414141414" calcext:value-type="float">
            <text:p>718,14</text:p>
          </table:table-cell>
        </table:table-row>
        <table:table-row table:style-name="ro1"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67247" calcext:value-type="float">
            <text:p>67247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679.262626262626" calcext:value-type="float">
            <text:p>679,26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71355" calcext:value-type="float">
            <text:p>71355</text:p>
          </table:table-cell>
          <table:table-cell table:style-name="ce15" office:value-type="float" office:value="2.61616161616162" calcext:value-type="float">
            <text:p>2,62</text:p>
          </table:table-cell>
          <table:table-cell table:style-name="ce15" office:value-type="float" office:value="720.757575757576" calcext:value-type="float">
            <text:p>720,76</text:p>
          </table:table-cell>
        </table:table-row>
        <table:table-row table:style-name="ro1">
          <table:table-cell table:style-name="ce13" office:value-type="float" office:value="279" calcext:value-type="float">
            <text:p>279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67490" calcext:value-type="float">
            <text:p>67490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681.717171717172" calcext:value-type="float">
            <text:p>681,72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71614" calcext:value-type="float">
            <text:p>71614</text:p>
          </table:table-cell>
          <table:table-cell table:style-name="ce15" office:value-type="float" office:value="2.61616161616162" calcext:value-type="float">
            <text:p>2,62</text:p>
          </table:table-cell>
          <table:table-cell table:style-name="ce15" office:value-type="float" office:value="723.373737373737" calcext:value-type="float">
            <text:p>723,37</text:p>
          </table:table-cell>
        </table:table-row>
        <table:table-row table:style-name="ro1"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7732" calcext:value-type="float">
            <text:p>67732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84.161616161616" calcext:value-type="float">
            <text:p>684,16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71871" calcext:value-type="float">
            <text:p>71871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725.969696969697" calcext:value-type="float">
            <text:p>725,97</text:p>
          </table:table-cell>
        </table:table-row>
        <table:table-row table:style-name="ro1"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67976" calcext:value-type="float">
            <text:p>67976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686.626262626263" calcext:value-type="float">
            <text:p>686,63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72169" calcext:value-type="float">
            <text:p>72169</text:p>
          </table:table-cell>
          <table:table-cell table:style-name="ce15" office:value-type="float" office:value="3.01010101010101" calcext:value-type="float">
            <text:p>3,01</text:p>
          </table:table-cell>
          <table:table-cell table:style-name="ce15" office:value-type="float" office:value="728.979797979798" calcext:value-type="float">
            <text:p>728,98</text:p>
          </table:table-cell>
        </table:table-row>
        <table:table-row table:style-name="ro1"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8218" calcext:value-type="float">
            <text:p>68218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89.070707070707" calcext:value-type="float">
            <text:p>689,07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72427" calcext:value-type="float">
            <text:p>72427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731.585858585859" calcext:value-type="float">
            <text:p>731,59</text:p>
          </table:table-cell>
        </table:table-row>
        <table:table-row table:style-name="ro1"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68461" calcext:value-type="float">
            <text:p>68461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691.525252525253" calcext:value-type="float">
            <text:p>691,53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72681" calcext:value-type="float">
            <text:p>72681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734.151515151515" calcext:value-type="float">
            <text:p>734,15</text:p>
          </table:table-cell>
        </table:table-row>
        <table:table-row table:style-name="ro1">
          <table:table-cell table:style-name="ce13" office:value-type="float" office:value="284" calcext:value-type="float">
            <text:p>284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8703" calcext:value-type="float">
            <text:p>68703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693.969696969697" calcext:value-type="float">
            <text:p>693,97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72933" calcext:value-type="float">
            <text:p>72933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736.69696969697" calcext:value-type="float">
            <text:p>736,70</text:p>
          </table:table-cell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68947" calcext:value-type="float">
            <text:p>68947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696.434343434343" calcext:value-type="float">
            <text:p>696,43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73186" calcext:value-type="float">
            <text:p>73186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739.252525252525" calcext:value-type="float">
            <text:p>739,25</text:p>
          </table:table-cell>
        </table:table-row>
        <table:table-row table:style-name="ro1"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69191" calcext:value-type="float">
            <text:p>69191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698.89898989899" calcext:value-type="float">
            <text:p>698,90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73437" calcext:value-type="float">
            <text:p>73437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741.787878787879" calcext:value-type="float">
            <text:p>741,79</text:p>
          </table:table-cell>
        </table:table-row>
        <table:table-row table:style-name="ro1">
          <table:table-cell table:style-name="ce13" office:value-type="float" office:value="287" calcext:value-type="float">
            <text:p>287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69430" calcext:value-type="float">
            <text:p>69430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701.313131313131" calcext:value-type="float">
            <text:p>701,31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73690" calcext:value-type="float">
            <text:p>73690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744.343434343434" calcext:value-type="float">
            <text:p>744,34</text:p>
          </table:table-cell>
        </table:table-row>
        <table:table-row table:style-name="ro1"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69674" calcext:value-type="float">
            <text:p>69674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703.777777777778" calcext:value-type="float">
            <text:p>703,78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73941" calcext:value-type="float">
            <text:p>73941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746.878787878788" calcext:value-type="float">
            <text:p>746,88</text:p>
          </table:table-cell>
        </table:table-row>
        <table:table-row table:style-name="ro1">
          <table:table-cell table:style-name="ce13" office:value-type="float" office:value="289" calcext:value-type="float">
            <text:p>289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69916" calcext:value-type="float">
            <text:p>69916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706.222222222222" calcext:value-type="float">
            <text:p>706,22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74193" calcext:value-type="float">
            <text:p>74193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749.424242424243" calcext:value-type="float">
            <text:p>749,42</text:p>
          </table:table-cell>
        </table:table-row>
        <table:table-row table:style-name="ro1"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70160" calcext:value-type="float">
            <text:p>70160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708.686868686869" calcext:value-type="float">
            <text:p>708,69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74444" calcext:value-type="float">
            <text:p>74444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751.959595959596" calcext:value-type="float">
            <text:p>751,96</text:p>
          </table:table-cell>
        </table:table-row>
        <table:table-row table:style-name="ro1">
          <table:table-cell table:style-name="ce13" office:value-type="float" office:value="291" calcext:value-type="float">
            <text:p>29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70400" calcext:value-type="float">
            <text:p>70400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711.111111111111" calcext:value-type="float">
            <text:p>711,11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74693" calcext:value-type="float">
            <text:p>74693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754.474747474748" calcext:value-type="float">
            <text:p>754,47</text:p>
          </table:table-cell>
        </table:table-row>
        <table:table-row table:style-name="ro1"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70643" calcext:value-type="float">
            <text:p>70643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713.565656565656" calcext:value-type="float">
            <text:p>713,57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74942" calcext:value-type="float">
            <text:p>74942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756.989898989899" calcext:value-type="float">
            <text:p>756,99</text:p>
          </table:table-cell>
        </table:table-row>
        <table:table-row table:style-name="ro1"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70890" calcext:value-type="float">
            <text:p>70890</text:p>
          </table:table-cell>
          <table:table-cell table:style-name="ce15" office:value-type="float" office:value="2.49494949494949" calcext:value-type="float">
            <text:p>2,49</text:p>
          </table:table-cell>
          <table:table-cell table:style-name="ce15" office:value-type="float" office:value="716.060606060606" calcext:value-type="float">
            <text:p>716,06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75196" calcext:value-type="float">
            <text:p>75196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759.555555555556" calcext:value-type="float">
            <text:p>759,56</text:p>
          </table:table-cell>
        </table:table-row>
        <table:table-row table:style-name="ro1">
          <table:table-cell table:style-name="ce13" office:value-type="float" office:value="294" calcext:value-type="float">
            <text:p>294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71138" calcext:value-type="float">
            <text:p>71138</text:p>
          </table:table-cell>
          <table:table-cell table:style-name="ce15" office:value-type="float" office:value="2.50505050505051" calcext:value-type="float">
            <text:p>2,51</text:p>
          </table:table-cell>
          <table:table-cell table:style-name="ce15" office:value-type="float" office:value="718.565656565657" calcext:value-type="float">
            <text:p>718,57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75445" calcext:value-type="float">
            <text:p>75445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762.070707070707" calcext:value-type="float">
            <text:p>762,07</text:p>
          </table:table-cell>
        </table:table-row>
        <table:table-row table:style-name="ro1"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71388" calcext:value-type="float">
            <text:p>71388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721.090909090909" calcext:value-type="float">
            <text:p>721,09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75695" calcext:value-type="float">
            <text:p>75695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764.59595959596" calcext:value-type="float">
            <text:p>764,60</text:p>
          </table:table-cell>
        </table:table-row>
        <table:table-row table:style-name="ro1">
          <table:table-cell table:style-name="ce13" office:value-type="float" office:value="296" calcext:value-type="float">
            <text:p>296</text:p>
          </table:table-cell>
          <table:table-cell table:style-name="ce2" office:value-type="float" office:value="269" calcext:value-type="float">
            <text:p>269</text:p>
          </table:table-cell>
          <table:table-cell table:style-name="ce13" office:value-type="float" office:value="71657" calcext:value-type="float">
            <text:p>71657</text:p>
          </table:table-cell>
          <table:table-cell table:style-name="ce15" office:value-type="float" office:value="2.71717171717172" calcext:value-type="float">
            <text:p>2,72</text:p>
          </table:table-cell>
          <table:table-cell table:style-name="ce15" office:value-type="float" office:value="723.808080808081" calcext:value-type="float">
            <text:p>723,81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75951" calcext:value-type="float">
            <text:p>75951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767.181818181818" calcext:value-type="float">
            <text:p>767,18</text:p>
          </table:table-cell>
        </table:table-row>
        <table:table-row table:style-name="ro1">
          <table:table-cell table:style-name="ce13" office:value-type="float" office:value="297" calcext:value-type="float">
            <text:p>297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71902" calcext:value-type="float">
            <text:p>71902</text:p>
          </table:table-cell>
          <table:table-cell table:style-name="ce15" office:value-type="float" office:value="2.47474747474747" calcext:value-type="float">
            <text:p>2,47</text:p>
          </table:table-cell>
          <table:table-cell table:style-name="ce15" office:value-type="float" office:value="726.282828282828" calcext:value-type="float">
            <text:p>726,28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76203" calcext:value-type="float">
            <text:p>76203</text:p>
          </table:table-cell>
          <table:table-cell table:style-name="ce15" office:value-type="float" office:value="2.54545454545455" calcext:value-type="float">
            <text:p>2,55</text:p>
          </table:table-cell>
          <table:table-cell table:style-name="ce15" office:value-type="float" office:value="769.727272727273" calcext:value-type="float">
            <text:p>769,73</text:p>
          </table:table-cell>
        </table:table-row>
        <table:table-row table:style-name="ro1"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72145" calcext:value-type="float">
            <text:p>72145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728.737373737374" calcext:value-type="float">
            <text:p>728,74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76456" calcext:value-type="float">
            <text:p>76456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772.282828282828" calcext:value-type="float">
            <text:p>772,28</text:p>
          </table:table-cell>
        </table:table-row>
        <table:table-row table:style-name="ro1"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72262" calcext:value-type="float">
            <text:p>72262</text:p>
          </table:table-cell>
          <table:table-cell table:style-name="ce15" office:value-type="float" office:value="1.18181818181818" calcext:value-type="float">
            <text:p>1,18</text:p>
          </table:table-cell>
          <table:table-cell table:style-name="ce15" office:value-type="float" office:value="729.919191919192" calcext:value-type="float">
            <text:p>729,92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76589" calcext:value-type="float">
            <text:p>76589</text:p>
          </table:table-cell>
          <table:table-cell table:style-name="ce15" office:value-type="float" office:value="1.34343434343434" calcext:value-type="float">
            <text:p>1,34</text:p>
          </table:table-cell>
          <table:table-cell table:style-name="ce15" office:value-type="float" office:value="773.626262626263" calcext:value-type="float">
            <text:p>773,63</text:p>
          </table:table-cell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72380" calcext:value-type="float">
            <text:p>72380</text:p>
          </table:table-cell>
          <table:table-cell table:style-name="ce15" office:value-type="float" office:value="1.19191919191919" calcext:value-type="float">
            <text:p>1,19</text:p>
          </table:table-cell>
          <table:table-cell table:style-name="ce15" office:value-type="float" office:value="731.111111111111" calcext:value-type="float">
            <text:p>731,11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76723" calcext:value-type="float">
            <text:p>76723</text:p>
          </table:table-cell>
          <table:table-cell table:style-name="ce15" office:value-type="float" office:value="1.35353535353535" calcext:value-type="float">
            <text:p>1,35</text:p>
          </table:table-cell>
          <table:table-cell table:style-name="ce15" office:value-type="float" office:value="774.979797979798" calcext:value-type="float">
            <text:p>774,98</text:p>
          </table:table-cell>
        </table:table-row>
        <table:table-row table:style-name="ro1"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72624" calcext:value-type="float">
            <text:p>72624</text:p>
          </table:table-cell>
          <table:table-cell table:style-name="ce15" office:value-type="float" office:value="2.46464646464646" calcext:value-type="float">
            <text:p>2,46</text:p>
          </table:table-cell>
          <table:table-cell table:style-name="ce15" office:value-type="float" office:value="733.575757575757" calcext:value-type="float">
            <text:p>733,58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76973" calcext:value-type="float">
            <text:p>76973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777.505050505051" calcext:value-type="float">
            <text:p>777,51</text:p>
          </table:table-cell>
        </table:table-row>
        <table:table-row table:style-name="ro1"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72863" calcext:value-type="float">
            <text:p>72863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735.989898989899" calcext:value-type="float">
            <text:p>735,99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77223" calcext:value-type="float">
            <text:p>77223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780.030303030303" calcext:value-type="float">
            <text:p>780,03</text:p>
          </table:table-cell>
        </table:table-row>
        <table:table-row table:style-name="ro1"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73102" calcext:value-type="float">
            <text:p>73102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738.40404040404" calcext:value-type="float">
            <text:p>738,40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77474" calcext:value-type="float">
            <text:p>77474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782.565656565657" calcext:value-type="float">
            <text:p>782,57</text:p>
          </table:table-cell>
        </table:table-row>
        <table:table-row table:style-name="ro1"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73342" calcext:value-type="float">
            <text:p>73342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740.828282828283" calcext:value-type="float">
            <text:p>740,8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77724" calcext:value-type="float">
            <text:p>77724</text:p>
          </table:table-cell>
          <table:table-cell table:style-name="ce15" office:value-type="float" office:value="2.52525252525252" calcext:value-type="float">
            <text:p>2,53</text:p>
          </table:table-cell>
          <table:table-cell table:style-name="ce15" office:value-type="float" office:value="785.090909090909" calcext:value-type="float">
            <text:p>785,09</text:p>
          </table:table-cell>
        </table:table-row>
        <table:table-row table:style-name="ro1"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73579" calcext:value-type="float">
            <text:p>73579</text:p>
          </table:table-cell>
          <table:table-cell table:style-name="ce15" office:value-type="float" office:value="2.39393939393939" calcext:value-type="float">
            <text:p>2,39</text:p>
          </table:table-cell>
          <table:table-cell table:style-name="ce15" office:value-type="float" office:value="743.222222222222" calcext:value-type="float">
            <text:p>743,22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77975" calcext:value-type="float">
            <text:p>77975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787.626262626263" calcext:value-type="float">
            <text:p>787,63</text:p>
          </table:table-cell>
        </table:table-row>
        <table:table-row table:style-name="ro1">
          <table:table-cell table:style-name="ce13" office:value-type="float" office:value="306" calcext:value-type="float">
            <text:p>306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73821" calcext:value-type="float">
            <text:p>73821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745.666666666667" calcext:value-type="float">
            <text:p>745,67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78224" calcext:value-type="float">
            <text:p>78224</text:p>
          </table:table-cell>
          <table:table-cell table:style-name="ce15" office:value-type="float" office:value="2.51515151515152" calcext:value-type="float">
            <text:p>2,52</text:p>
          </table:table-cell>
          <table:table-cell table:style-name="ce15" office:value-type="float" office:value="790.141414141414" calcext:value-type="float">
            <text:p>790,14</text:p>
          </table:table-cell>
        </table:table-row>
        <table:table-row table:style-name="ro1"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74061" calcext:value-type="float">
            <text:p>74061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748.090909090909" calcext:value-type="float">
            <text:p>748,09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78475" calcext:value-type="float">
            <text:p>78475</text:p>
          </table:table-cell>
          <table:table-cell table:style-name="ce15" office:value-type="float" office:value="2.53535353535354" calcext:value-type="float">
            <text:p>2,54</text:p>
          </table:table-cell>
          <table:table-cell table:style-name="ce15" office:value-type="float" office:value="792.676767676768" calcext:value-type="float">
            <text:p>792,68</text:p>
          </table:table-cell>
        </table:table-row>
        <table:table-row table:style-name="ro1"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74300" calcext:value-type="float">
            <text:p>74300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750.50505050505" calcext:value-type="float">
            <text:p>750,51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78729" calcext:value-type="float">
            <text:p>78729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795.242424242424" calcext:value-type="float">
            <text:p>795,24</text:p>
          </table:table-cell>
        </table:table-row>
        <table:table-row table:style-name="ro1"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74540" calcext:value-type="float">
            <text:p>74540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752.929292929293" calcext:value-type="float">
            <text:p>752,93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78983" calcext:value-type="float">
            <text:p>78983</text:p>
          </table:table-cell>
          <table:table-cell table:style-name="ce15" office:value-type="float" office:value="2.56565656565657" calcext:value-type="float">
            <text:p>2,57</text:p>
          </table:table-cell>
          <table:table-cell table:style-name="ce15" office:value-type="float" office:value="797.808080808081" calcext:value-type="float">
            <text:p>797,81</text:p>
          </table:table-cell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74782" calcext:value-type="float">
            <text:p>74782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755.373737373737" calcext:value-type="float">
            <text:p>755,37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79240" calcext:value-type="float">
            <text:p>79240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800.40404040404" calcext:value-type="float">
            <text:p>800,40</text:p>
          </table:table-cell>
        </table:table-row>
        <table:table-row table:style-name="ro1"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75021" calcext:value-type="float">
            <text:p>75021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757.787878787879" calcext:value-type="float">
            <text:p>757,79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79499" calcext:value-type="float">
            <text:p>79499</text:p>
          </table:table-cell>
          <table:table-cell table:style-name="ce15" office:value-type="float" office:value="2.61616161616162" calcext:value-type="float">
            <text:p>2,62</text:p>
          </table:table-cell>
          <table:table-cell table:style-name="ce15" office:value-type="float" office:value="803.020202020202" calcext:value-type="float">
            <text:p>803,02</text:p>
          </table:table-cell>
        </table:table-row>
        <table:table-row table:style-name="ro1"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75262" calcext:value-type="float">
            <text:p>75262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760.222222222222" calcext:value-type="float">
            <text:p>760,22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79757" calcext:value-type="float">
            <text:p>79757</text:p>
          </table:table-cell>
          <table:table-cell table:style-name="ce15" office:value-type="float" office:value="2.60606060606061" calcext:value-type="float">
            <text:p>2,61</text:p>
          </table:table-cell>
          <table:table-cell table:style-name="ce15" office:value-type="float" office:value="805.626262626263" calcext:value-type="float">
            <text:p>805,63</text:p>
          </table:table-cell>
        </table:table-row>
        <table:table-row table:style-name="ro1"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75502" calcext:value-type="float">
            <text:p>75502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762.646464646464" calcext:value-type="float">
            <text:p>762,65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80014" calcext:value-type="float">
            <text:p>80014</text:p>
          </table:table-cell>
          <table:table-cell table:style-name="ce15" office:value-type="float" office:value="2.5959595959596" calcext:value-type="float">
            <text:p>2,60</text:p>
          </table:table-cell>
          <table:table-cell table:style-name="ce15" office:value-type="float" office:value="808.222222222222" calcext:value-type="float">
            <text:p>808,22</text:p>
          </table:table-cell>
        </table:table-row>
        <table:table-row table:style-name="ro1"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75744" calcext:value-type="float">
            <text:p>75744</text:p>
          </table:table-cell>
          <table:table-cell table:style-name="ce15" office:value-type="float" office:value="2.44444444444444" calcext:value-type="float">
            <text:p>2,44</text:p>
          </table:table-cell>
          <table:table-cell table:style-name="ce15" office:value-type="float" office:value="765.090909090909" calcext:value-type="float">
            <text:p>765,09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80269" calcext:value-type="float">
            <text:p>80269</text:p>
          </table:table-cell>
          <table:table-cell table:style-name="ce15" office:value-type="float" office:value="2.57575757575758" calcext:value-type="float">
            <text:p>2,58</text:p>
          </table:table-cell>
          <table:table-cell table:style-name="ce15" office:value-type="float" office:value="810.79797979798" calcext:value-type="float">
            <text:p>810,80</text:p>
          </table:table-cell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75983" calcext:value-type="float">
            <text:p>75983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767.50505050505" calcext:value-type="float">
            <text:p>767,51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80522" calcext:value-type="float">
            <text:p>80522</text:p>
          </table:table-cell>
          <table:table-cell table:style-name="ce15" office:value-type="float" office:value="2.55555555555556" calcext:value-type="float">
            <text:p>2,56</text:p>
          </table:table-cell>
          <table:table-cell table:style-name="ce15" office:value-type="float" office:value="813.353535353536" calcext:value-type="float">
            <text:p>813,35</text:p>
          </table:table-cell>
        </table:table-row>
        <table:table-row table:style-name="ro1">
          <table:table-cell table:style-name="ce13" office:value-type="float" office:value="316" calcext:value-type="float">
            <text:p>316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76222" calcext:value-type="float">
            <text:p>76222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769.919191919192" calcext:value-type="float">
            <text:p>769,92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80778" calcext:value-type="float">
            <text:p>80778</text:p>
          </table:table-cell>
          <table:table-cell table:style-name="ce15" office:value-type="float" office:value="2.58585858585859" calcext:value-type="float">
            <text:p>2,59</text:p>
          </table:table-cell>
          <table:table-cell table:style-name="ce15" office:value-type="float" office:value="815.939393939394" calcext:value-type="float">
            <text:p>815,94</text:p>
          </table:table-cell>
        </table:table-row>
        <table:table-row table:style-name="ro1">
          <table:table-cell table:style-name="ce13" office:value-type="float" office:value="317" calcext:value-type="float">
            <text:p>317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76461" calcext:value-type="float">
            <text:p>76461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772.333333333333" calcext:value-type="float">
            <text:p>772,33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81038" calcext:value-type="float">
            <text:p>81038</text:p>
          </table:table-cell>
          <table:table-cell table:style-name="ce15" office:value-type="float" office:value="2.62626262626263" calcext:value-type="float">
            <text:p>2,63</text:p>
          </table:table-cell>
          <table:table-cell table:style-name="ce15" office:value-type="float" office:value="818.565656565657" calcext:value-type="float">
            <text:p>818,57</text:p>
          </table:table-cell>
        </table:table-row>
        <table:table-row table:style-name="ro1"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76699" calcext:value-type="float">
            <text:p>76699</text:p>
          </table:table-cell>
          <table:table-cell table:style-name="ce15" office:value-type="float" office:value="2.4040404040404" calcext:value-type="float">
            <text:p>2,40</text:p>
          </table:table-cell>
          <table:table-cell table:style-name="ce15" office:value-type="float" office:value="774.737373737374" calcext:value-type="float">
            <text:p>774,74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81300" calcext:value-type="float">
            <text:p>81300</text:p>
          </table:table-cell>
          <table:table-cell table:style-name="ce15" office:value-type="float" office:value="2.64646464646465" calcext:value-type="float">
            <text:p>2,65</text:p>
          </table:table-cell>
          <table:table-cell table:style-name="ce15" office:value-type="float" office:value="821.212121212121" calcext:value-type="float">
            <text:p>821,21</text:p>
          </table:table-cell>
        </table:table-row>
        <table:table-row table:style-name="ro1"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76939" calcext:value-type="float">
            <text:p>76939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777.161616161616" calcext:value-type="float">
            <text:p>777,16</text:p>
          </table:table-cell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81565" calcext:value-type="float">
            <text:p>81565</text:p>
          </table:table-cell>
          <table:table-cell table:style-name="ce15" office:value-type="float" office:value="2.67676767676768" calcext:value-type="float">
            <text:p>2,68</text:p>
          </table:table-cell>
          <table:table-cell table:style-name="ce15" office:value-type="float" office:value="823.888888888889" calcext:value-type="float">
            <text:p>823,89</text:p>
          </table:table-cell>
        </table:table-row>
        <table:table-row table:style-name="ro1"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77179" calcext:value-type="float">
            <text:p>77179</text:p>
          </table:table-cell>
          <table:table-cell table:style-name="ce15" office:value-type="float" office:value="2.42424242424242" calcext:value-type="float">
            <text:p>2,42</text:p>
          </table:table-cell>
          <table:table-cell table:style-name="ce15" office:value-type="float" office:value="779.585858585859" calcext:value-type="float">
            <text:p>779,59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81827" calcext:value-type="float">
            <text:p>81827</text:p>
          </table:table-cell>
          <table:table-cell table:style-name="ce15" office:value-type="float" office:value="2.64646464646465" calcext:value-type="float">
            <text:p>2,65</text:p>
          </table:table-cell>
          <table:table-cell table:style-name="ce15" office:value-type="float" office:value="826.535353535354" calcext:value-type="float">
            <text:p>826,54</text:p>
          </table:table-cell>
        </table:table-row>
        <table:table-row table:style-name="ro1"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77418" calcext:value-type="float">
            <text:p>77418</text:p>
          </table:table-cell>
          <table:table-cell table:style-name="ce15" office:value-type="float" office:value="2.41414141414141" calcext:value-type="float">
            <text:p>2,41</text:p>
          </table:table-cell>
          <table:table-cell table:style-name="ce15" office:value-type="float" office:value="782" calcext:value-type="float">
            <text:p>782,00</text:p>
          </table:table-cell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82138" calcext:value-type="float">
            <text:p>82138</text:p>
          </table:table-cell>
          <table:table-cell table:style-name="ce15" office:value-type="float" office:value="3.14141414141414" calcext:value-type="float">
            <text:p>3,14</text:p>
          </table:table-cell>
          <table:table-cell table:style-name="ce15" office:value-type="float" office:value="829.676767676768" calcext:value-type="float">
            <text:p>829,68</text:p>
          </table:table-cell>
        </table:table-row>
        <table:table-row table:style-name="ro1"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77659" calcext:value-type="float">
            <text:p>77659</text:p>
          </table:table-cell>
          <table:table-cell table:style-name="ce15" office:value-type="float" office:value="2.43434343434343" calcext:value-type="float">
            <text:p>2,43</text:p>
          </table:table-cell>
          <table:table-cell table:style-name="ce15" office:value-type="float" office:value="784.434343434343" calcext:value-type="float">
            <text:p>784,43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82381" calcext:value-type="float">
            <text:p>82381</text:p>
          </table:table-cell>
          <table:table-cell table:style-name="ce15" office:value-type="float" office:value="2.45454545454545" calcext:value-type="float">
            <text:p>2,45</text:p>
          </table:table-cell>
          <table:table-cell table:style-name="ce15" office:value-type="float" office:value="832.131313131313" calcext:value-type="float">
            <text:p>832,13</text:p>
          </table:table-cell>
        </table:table-row>
        <table:table-row table:style-name="ro1" table:number-rows-repeated="10482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6T09:27:56.431318305</dc:date>
    <meta:editing-duration>PT33M42S</meta:editing-duration>
    <meta:editing-cycles>11</meta:editing-cycles>
    <meta:generator>LibreOffice/7.3.7.2$Linux_X86_64 LibreOffice_project/30$Build-2</meta:generator>
    <meta:document-statistic meta:table-count="1" meta:cell-count="2907" meta:object-count="0"/>
  </office:meta>
</office:document-meta>
</file>